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3.90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nowFlakeUSGProfilerData_SECOND_TEST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00005" calcext:value-type="float">
            <text:p>0,06200005</text:p>
          </table:table-cell>
          <table:table-cell office:value-type="float" office:value="0.1517001" calcext:value-type="float">
            <text:p>0,15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419981" calcext:value-type="float">
            <text:p>0,0441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9999" calcext:value-type="float">
            <text:p>0,04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328299951" calcext:value-type="float">
            <text:p>0,328299951</text:p>
          </table:table-cell>
          <table:table-cell table:formula="of:=COM.MICROSOFT.VAR.P([.AH2:.AH301])" office:value-type="float" office:value="0.00463175866767638" calcext:value-type="float">
            <text:p>0,004631758667676</text:p>
          </table:table-cell>
          <table:table-cell table:formula="of:=COM.MICROSOFT.STDEV.P([.AH2:.AH301])" office:value-type="float" office:value="0.0680570251162683" calcext:value-type="float">
            <text:p>0,068057025116268</text:p>
          </table:table-cell>
          <table:table-cell table:formula="of:=([.AJ2])/(SQRT(COUNT([.AH2:.AH301])))" office:value-type="float" office:value="0.00392927417711226" calcext:value-type="float">
            <text:p>0,003929274177112</text:p>
          </table:table-cell>
          <table:table-cell table:formula="of:=AVERAGE([.AH2:.AH301])" office:value-type="float" office:value="0.367325618592667" calcext:value-type="float">
            <text:p>0,367325618592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430005" calcext:value-type="float">
            <text:p>0,06430005</text:p>
          </table:table-cell>
          <table:table-cell office:value-type="float" office:value="0.1440001" calcext:value-type="float">
            <text:p>0,1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815999" calcext:value-type="float">
            <text:p>0,0815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0003" calcext:value-type="float">
            <text:p>0,0203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33720008" calcext:value-type="float">
            <text:p>0,337200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480004" calcext:value-type="float">
            <text:p>0,06480004</text:p>
          </table:table-cell>
          <table:table-cell office:value-type="float" office:value="0.1480001" calcext:value-type="float">
            <text:p>0,1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1457997" calcext:value-type="float">
            <text:p>0,1457997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9999" calcext:value-type="float">
            <text:p>0,02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4147998312" calcext:value-type="float">
            <text:p>0,41479983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510007" calcext:value-type="float">
            <text:p>0,06510007</text:p>
          </table:table-cell>
          <table:table-cell office:value-type="float" office:value="0.1548" calcext:value-type="float">
            <text:p>0,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5399983" calcext:value-type="float">
            <text:p>0,0539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7" calcext:value-type="float">
            <text:p>0,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409499901" calcext:value-type="float">
            <text:p>0,4094999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70006" calcext:value-type="float">
            <text:p>0,06070006</text:p>
          </table:table-cell>
          <table:table-cell office:value-type="float" office:value="0.1536001" calcext:value-type="float">
            <text:p>0,15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2" calcext:value-type="float">
            <text:p>0,006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779985" calcext:value-type="float">
            <text:p>0,04779985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30001" calcext:value-type="float">
            <text:p>0,06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353100022" calcext:value-type="float">
            <text:p>0,3531000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50006" calcext:value-type="float">
            <text:p>0,06850006</text:p>
          </table:table-cell>
          <table:table-cell office:value-type="float" office:value="0.1503001" calcext:value-type="float">
            <text:p>0,1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03998" calcext:value-type="float">
            <text:p>0,0403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305799961" calcext:value-type="float">
            <text:p>0,3057999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580005" calcext:value-type="float">
            <text:p>0,06580005</text:p>
          </table:table-cell>
          <table:table-cell office:value-type="float" office:value="0.1535001" calcext:value-type="float">
            <text:p>0,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279982" calcext:value-type="float">
            <text:p>0,0427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0001" calcext:value-type="float">
            <text:p>0,03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33109998" calcext:value-type="float">
            <text:p>0,331099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570005" calcext:value-type="float">
            <text:p>0,06570005</text:p>
          </table:table-cell>
          <table:table-cell office:value-type="float" office:value="0.1582001" calcext:value-type="float">
            <text:p>0,15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603999" calcext:value-type="float">
            <text:p>0,0603999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5" calcext:value-type="float">
            <text:p>0,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3727000501" calcext:value-type="float">
            <text:p>0,37270005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730005" calcext:value-type="float">
            <text:p>0,06730005</text:p>
          </table:table-cell>
          <table:table-cell office:value-type="float" office:value="0.1438001" calcext:value-type="float">
            <text:p>0,14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1699997" calcext:value-type="float">
            <text:p>0,169999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9999" calcext:value-type="float">
            <text:p>0,02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437799841" calcext:value-type="float">
            <text:p>0,43779984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480006" calcext:value-type="float">
            <text:p>0,06480006</text:p>
          </table:table-cell>
          <table:table-cell office:value-type="float" office:value="0.1675001" calcext:value-type="float">
            <text:p>0,16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5329982" calcext:value-type="float">
            <text:p>0,0532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9998" calcext:value-type="float">
            <text:p>0,031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35229996" calcext:value-type="float">
            <text:p>0,3522999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50004" calcext:value-type="float">
            <text:p>0,06250004</text:p>
          </table:table-cell>
          <table:table-cell office:value-type="float" office:value="0.1398" calcext:value-type="float">
            <text:p>0,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669976" calcext:value-type="float">
            <text:p>0,0466997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0002" calcext:value-type="float">
            <text:p>0,02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3006998201" calcext:value-type="float">
            <text:p>0,30069982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440007" calcext:value-type="float">
            <text:p>0,08440007</text:p>
          </table:table-cell>
          <table:table-cell office:value-type="float" office:value="0.1554001" calcext:value-type="float">
            <text:p>0,15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1310998" calcext:value-type="float">
            <text:p>0,1310998</text:p>
          </table:table-cell>
          <table:table-cell office:value-type="float" office:value="0.0031" calcext:value-type="float">
            <text:p>0,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9998" calcext:value-type="float">
            <text:p>0,02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4352999499" calcext:value-type="float">
            <text:p>0,43529994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320008" calcext:value-type="float">
            <text:p>0,07320008</text:p>
          </table:table-cell>
          <table:table-cell office:value-type="float" office:value="0.1619001" calcext:value-type="float">
            <text:p>0,16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5040001" calcext:value-type="float">
            <text:p>0,0504000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" calcext:value-type="float">
            <text:p>0,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33030019" calcext:value-type="float">
            <text:p>0,3303001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330006" calcext:value-type="float">
            <text:p>0,07330006</text:p>
          </table:table-cell>
          <table:table-cell office:value-type="float" office:value="0.1589001" calcext:value-type="float">
            <text:p>0,15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4939992" calcext:value-type="float">
            <text:p>0,04939992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" calcext:value-type="float">
            <text:p>0,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3408000811" calcext:value-type="float">
            <text:p>0,340800081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240008" calcext:value-type="float">
            <text:p>0,08240008</text:p>
          </table:table-cell>
          <table:table-cell office:value-type="float" office:value="0.1728" calcext:value-type="float">
            <text:p>0,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8800001" calcext:value-type="float">
            <text:p>0,008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5209986" calcext:value-type="float">
            <text:p>0,0520998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410299941" calcext:value-type="float">
            <text:p>0,4102999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53001" calcext:value-type="float">
            <text:p>0,0853001</text:p>
          </table:table-cell>
          <table:table-cell office:value-type="float" office:value="0.1627" calcext:value-type="float">
            <text:p>0,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4639982" calcext:value-type="float">
            <text:p>0,04639982</text:p>
          </table:table-cell>
          <table:table-cell office:value-type="float" office:value="0.0036" calcext:value-type="float">
            <text:p>0,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9998" calcext:value-type="float">
            <text:p>0,025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353999901" calcext:value-type="float">
            <text:p>0,3539999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660007" calcext:value-type="float">
            <text:p>0,07660007</text:p>
          </table:table-cell>
          <table:table-cell office:value-type="float" office:value="0.1689" calcext:value-type="float">
            <text:p>0,1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5449983" calcext:value-type="float">
            <text:p>0,05449983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0001" calcext:value-type="float">
            <text:p>0,03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37719991" calcext:value-type="float">
            <text:p>0,3771999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060003" calcext:value-type="float">
            <text:p>0,07060003</text:p>
          </table:table-cell>
          <table:table-cell office:value-type="float" office:value="0.1623001" calcext:value-type="float">
            <text:p>0,16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2188001" calcext:value-type="float">
            <text:p>0,218800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" calcext:value-type="float">
            <text:p>0,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523300231" calcext:value-type="float">
            <text:p>0,52330023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490006" calcext:value-type="float">
            <text:p>0,07490006</text:p>
          </table:table-cell>
          <table:table-cell office:value-type="float" office:value="0.1589" calcext:value-type="float">
            <text:p>0,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6659992" calcext:value-type="float">
            <text:p>0,0665999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0001" calcext:value-type="float">
            <text:p>0,01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3500999911" calcext:value-type="float">
            <text:p>0,350099991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140004" calcext:value-type="float">
            <text:p>0,07140004</text:p>
          </table:table-cell>
          <table:table-cell office:value-type="float" office:value="0.1598" calcext:value-type="float">
            <text:p>0,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5669985" calcext:value-type="float">
            <text:p>0,0566998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9998" calcext:value-type="float">
            <text:p>0,026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345799871" calcext:value-type="float">
            <text:p>0,34579987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750007" calcext:value-type="float">
            <text:p>0,08750007</text:p>
          </table:table-cell>
          <table:table-cell office:value-type="float" office:value="0.2127001" calcext:value-type="float">
            <text:p>0,21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,0212</text:p>
          </table:table-cell>
          <table:table-cell office:value-type="float" office:value="0.05449985" calcext:value-type="float">
            <text:p>0,05449985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6" calcext:value-type="float">
            <text:p>0,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50880002" calcext:value-type="float">
            <text:p>0,5088000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250005" calcext:value-type="float">
            <text:p>0,08250005</text:p>
          </table:table-cell>
          <table:table-cell office:value-type="float" office:value="0.1709001" calcext:value-type="float">
            <text:p>0,17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" calcext:value-type="float">
            <text:p>0,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2014002" calcext:value-type="float">
            <text:p>0,2014002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" calcext:value-type="float">
            <text:p>0,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52240035" calcext:value-type="float">
            <text:p>0,5224003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280006" calcext:value-type="float">
            <text:p>0,07280006</text:p>
          </table:table-cell>
          <table:table-cell office:value-type="float" office:value="0.1650001" calcext:value-type="float">
            <text:p>0,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5139996" calcext:value-type="float">
            <text:p>0,05139996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" calcext:value-type="float">
            <text:p>0,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35020012" calcext:value-type="float">
            <text:p>0,350200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690005" calcext:value-type="float">
            <text:p>0,07690005</text:p>
          </table:table-cell>
          <table:table-cell office:value-type="float" office:value="0.1739" calcext:value-type="float">
            <text:p>0,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17999" calcext:value-type="float">
            <text:p>0,1117999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0002" calcext:value-type="float">
            <text:p>0,022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424699971" calcext:value-type="float">
            <text:p>0,4246999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13" calcext:value-type="float">
            <text:p>0,00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97" calcext:value-type="float">
            <text:p>1,09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6:.AG26])" office:value-type="float" office:value="1.1065000001" calcext:value-type="float">
            <text:p>1,10650000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280008" calcext:value-type="float">
            <text:p>0,07280008</text:p>
          </table:table-cell>
          <table:table-cell office:value-type="float" office:value="0.1600001" calcext:value-type="float">
            <text:p>0,1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5599986" calcext:value-type="float">
            <text:p>0,0559998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9999" calcext:value-type="float">
            <text:p>0,037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35930003" calcext:value-type="float">
            <text:p>0,3593000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480007" calcext:value-type="float">
            <text:p>0,08480007</text:p>
          </table:table-cell>
          <table:table-cell office:value-type="float" office:value="0.1616" calcext:value-type="float">
            <text:p>0,1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2" calcext:value-type="float">
            <text:p>0,0192</text:p>
          </table:table-cell>
          <table:table-cell office:value-type="float" office:value="0.05169979" calcext:value-type="float">
            <text:p>0,0516997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1" calcext:value-type="float">
            <text:p>0,01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3646998701" calcext:value-type="float">
            <text:p>0,36469987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010006" calcext:value-type="float">
            <text:p>0,09010006</text:p>
          </table:table-cell>
          <table:table-cell office:value-type="float" office:value="0.1868001" calcext:value-type="float">
            <text:p>0,18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00001" calcext:value-type="float">
            <text:p>0,008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5639993" calcext:value-type="float">
            <text:p>0,0563999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" calcext:value-type="float">
            <text:p>0,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3999000911" calcext:value-type="float">
            <text:p>0,39990009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230008" calcext:value-type="float">
            <text:p>0,07230008</text:p>
          </table:table-cell>
          <table:table-cell office:value-type="float" office:value="0.174" calcext:value-type="float">
            <text:p>0,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5159965" calcext:value-type="float">
            <text:p>0,0515996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0002" calcext:value-type="float">
            <text:p>0,02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352199751" calcext:value-type="float">
            <text:p>0,35219975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580005" calcext:value-type="float">
            <text:p>0,08580005</text:p>
          </table:table-cell>
          <table:table-cell office:value-type="float" office:value="0.1858001" calcext:value-type="float">
            <text:p>0,18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5649983" calcext:value-type="float">
            <text:p>0,0564998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" calcext:value-type="float">
            <text:p>0,0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3835999801" calcext:value-type="float">
            <text:p>0,38359998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910006" calcext:value-type="float">
            <text:p>0,06910006</text:p>
          </table:table-cell>
          <table:table-cell office:value-type="float" office:value="0.1571001" calcext:value-type="float">
            <text:p>0,15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,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4899991" calcext:value-type="float">
            <text:p>0,0489999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9" calcext:value-type="float">
            <text:p>0,023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3333000601" calcext:value-type="float">
            <text:p>0,333300060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060004" calcext:value-type="float">
            <text:p>0,08060004</text:p>
          </table:table-cell>
          <table:table-cell office:value-type="float" office:value="0.2712999" calcext:value-type="float">
            <text:p>0,271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5229992" calcext:value-type="float">
            <text:p>0,0522999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9999" calcext:value-type="float">
            <text:p>0,04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484999851" calcext:value-type="float">
            <text:p>0,4849998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120007" calcext:value-type="float">
            <text:p>0,07120007</text:p>
          </table:table-cell>
          <table:table-cell office:value-type="float" office:value="0.1667001" calcext:value-type="float">
            <text:p>0,16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9999" calcext:value-type="float">
            <text:p>0,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5149993" calcext:value-type="float">
            <text:p>0,0514999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" calcext:value-type="float">
            <text:p>0,0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377500099" calcext:value-type="float">
            <text:p>0,37750009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020006" calcext:value-type="float">
            <text:p>0,07020006</text:p>
          </table:table-cell>
          <table:table-cell office:value-type="float" office:value="0.1635001" calcext:value-type="float">
            <text:p>0,16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479984" calcext:value-type="float">
            <text:p>0,04479984</text:p>
          </table:table-cell>
          <table:table-cell office:value-type="float" office:value="0.0036" calcext:value-type="float">
            <text:p>0,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0001" calcext:value-type="float">
            <text:p>0,04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3532000101" calcext:value-type="float">
            <text:p>0,353200010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210006" calcext:value-type="float">
            <text:p>0,07210006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5829987" calcext:value-type="float">
            <text:p>0,05829987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0002" calcext:value-type="float">
            <text:p>0,047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36119995" calcext:value-type="float">
            <text:p>0,3611999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850003" calcext:value-type="float">
            <text:p>0,06850003</text:p>
          </table:table-cell>
          <table:table-cell office:value-type="float" office:value="0.1629" calcext:value-type="float">
            <text:p>0,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4979982" calcext:value-type="float">
            <text:p>0,0497998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9999" calcext:value-type="float">
            <text:p>0,029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3458998411" calcext:value-type="float">
            <text:p>0,345899841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670005" calcext:value-type="float">
            <text:p>0,07670005</text:p>
          </table:table-cell>
          <table:table-cell office:value-type="float" office:value="0.1612" calcext:value-type="float">
            <text:p>0,1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5390003" calcext:value-type="float">
            <text:p>0,0539000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0002" calcext:value-type="float">
            <text:p>0,029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3532001" calcext:value-type="float">
            <text:p>0,353200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890009" calcext:value-type="float">
            <text:p>0,07890009</text:p>
          </table:table-cell>
          <table:table-cell office:value-type="float" office:value="0.1887001" calcext:value-type="float">
            <text:p>0,18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5519978" calcext:value-type="float">
            <text:p>0,0551997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" calcext:value-type="float">
            <text:p>0,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39079997" calcext:value-type="float">
            <text:p>0,3907999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970005" calcext:value-type="float">
            <text:p>0,06970005</text:p>
          </table:table-cell>
          <table:table-cell office:value-type="float" office:value="0.1542001" calcext:value-type="float">
            <text:p>0,15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4769989" calcext:value-type="float">
            <text:p>0,04769989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002" calcext:value-type="float">
            <text:p>0,017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3226000601" calcext:value-type="float">
            <text:p>0,322600060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30007" calcext:value-type="float">
            <text:p>0,07430007</text:p>
          </table:table-cell>
          <table:table-cell office:value-type="float" office:value="0.1988" calcext:value-type="float">
            <text:p>0,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799984" calcext:value-type="float">
            <text:p>0,04799984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9999" calcext:value-type="float">
            <text:p>0,02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375999901" calcext:value-type="float">
            <text:p>0,37599990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63001" calcext:value-type="float">
            <text:p>0,0863001</text:p>
          </table:table-cell>
          <table:table-cell office:value-type="float" office:value="0.1886001" calcext:value-type="float">
            <text:p>0,18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" calcext:value-type="float">
            <text:p>0,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5659978" calcext:value-type="float">
            <text:p>0,0565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" calcext:value-type="float">
            <text:p>0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48129998" calcext:value-type="float">
            <text:p>0,4812999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890005" calcext:value-type="float">
            <text:p>0,06890005</text:p>
          </table:table-cell>
          <table:table-cell office:value-type="float" office:value="0.1480001" calcext:value-type="float">
            <text:p>0,1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4339971" calcext:value-type="float">
            <text:p>0,04339971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9999" calcext:value-type="float">
            <text:p>0,01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304599851" calcext:value-type="float">
            <text:p>0,30459985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230007" calcext:value-type="float">
            <text:p>0,08230007</text:p>
          </table:table-cell>
          <table:table-cell office:value-type="float" office:value="0.1748" calcext:value-type="float">
            <text:p>0,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5329978" calcext:value-type="float">
            <text:p>0,0532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4" calcext:value-type="float">
            <text:p>0,0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415999851" calcext:value-type="float">
            <text:p>0,41599985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610005" calcext:value-type="float">
            <text:p>0,06610005</text:p>
          </table:table-cell>
          <table:table-cell office:value-type="float" office:value="0.1492" calcext:value-type="float">
            <text:p>0,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889993" calcext:value-type="float">
            <text:p>0,0488999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998" calcext:value-type="float">
            <text:p>0,015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30939996" calcext:value-type="float">
            <text:p>0,3093999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560005" calcext:value-type="float">
            <text:p>0,06560005</text:p>
          </table:table-cell>
          <table:table-cell office:value-type="float" office:value="0.1527001" calcext:value-type="float">
            <text:p>0,15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379983" calcext:value-type="float">
            <text:p>0,0437998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9999" calcext:value-type="float">
            <text:p>0,04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338999971" calcext:value-type="float">
            <text:p>0,33899997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740008" calcext:value-type="float">
            <text:p>0,07740008</text:p>
          </table:table-cell>
          <table:table-cell office:value-type="float" office:value="0.1504001" calcext:value-type="float">
            <text:p>0,15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00001" calcext:value-type="float">
            <text:p>0,008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5329999" calcext:value-type="float">
            <text:p>0,0532999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0002" calcext:value-type="float">
            <text:p>0,032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344500191" calcext:value-type="float">
            <text:p>0,34450019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090006" calcext:value-type="float">
            <text:p>0,07090006</text:p>
          </table:table-cell>
          <table:table-cell office:value-type="float" office:value="0.1441001" calcext:value-type="float">
            <text:p>0,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729995" calcext:value-type="float">
            <text:p>0,04729995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" calcext:value-type="float">
            <text:p>0,0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3271001111" calcext:value-type="float">
            <text:p>0,327100111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780006" calcext:value-type="float">
            <text:p>0,06780006</text:p>
          </table:table-cell>
          <table:table-cell office:value-type="float" office:value="0.1581001" calcext:value-type="float">
            <text:p>0,15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820998" calcext:value-type="float">
            <text:p>0,0820998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" calcext:value-type="float">
            <text:p>0,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3613999611" calcext:value-type="float">
            <text:p>0,361399961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630006" calcext:value-type="float">
            <text:p>0,06630006</text:p>
          </table:table-cell>
          <table:table-cell office:value-type="float" office:value="0.1696001" calcext:value-type="float">
            <text:p>0,16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899986" calcext:value-type="float">
            <text:p>0,0489998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9999" calcext:value-type="float">
            <text:p>0,02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34180001" calcext:value-type="float">
            <text:p>0,341800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860007" calcext:value-type="float">
            <text:p>0,06860007</text:p>
          </table:table-cell>
          <table:table-cell office:value-type="float" office:value="0.1473" calcext:value-type="float">
            <text:p>0,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47997" calcext:value-type="float">
            <text:p>0,044799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9999" calcext:value-type="float">
            <text:p>0,03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32809976" calcext:value-type="float">
            <text:p>0,3280997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20006" calcext:value-type="float">
            <text:p>0,08120006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,0202</text:p>
          </table:table-cell>
          <table:table-cell office:value-type="float" office:value="0.05479978" calcext:value-type="float">
            <text:p>0,0547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999" calcext:value-type="float">
            <text:p>0,02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411299831" calcext:value-type="float">
            <text:p>0,41129983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420008" calcext:value-type="float">
            <text:p>0,07420008</text:p>
          </table:table-cell>
          <table:table-cell office:value-type="float" office:value="0.3233999" calcext:value-type="float">
            <text:p>0,32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" calcext:value-type="float">
            <text:p>0,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6000015" calcext:value-type="float">
            <text:p>0,0600001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" calcext:value-type="float">
            <text:p>0,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51840013" calcext:value-type="float">
            <text:p>0,5184001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580005" calcext:value-type="float">
            <text:p>0,07580005</text:p>
          </table:table-cell>
          <table:table-cell office:value-type="float" office:value="0.1979" calcext:value-type="float">
            <text:p>0,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518998" calcext:value-type="float">
            <text:p>0,051899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" calcext:value-type="float">
            <text:p>0,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39109985" calcext:value-type="float">
            <text:p>0,3910998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130004" calcext:value-type="float">
            <text:p>0,06130004</text:p>
          </table:table-cell>
          <table:table-cell office:value-type="float" office:value="0.1434001" calcext:value-type="float">
            <text:p>0,14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399982" calcext:value-type="float">
            <text:p>0,0439998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0001" calcext:value-type="float">
            <text:p>0,03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3089999711" calcext:value-type="float">
            <text:p>0,30899997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170005" calcext:value-type="float">
            <text:p>0,07170005</text:p>
          </table:table-cell>
          <table:table-cell office:value-type="float" office:value="0.1576001" calcext:value-type="float">
            <text:p>0,15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869967" calcext:value-type="float">
            <text:p>0,0486996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0003" calcext:value-type="float">
            <text:p>0,059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36609985" calcext:value-type="float">
            <text:p>0,3660998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690008" calcext:value-type="float">
            <text:p>0,07690008</text:p>
          </table:table-cell>
          <table:table-cell office:value-type="float" office:value="0.1379001" calcext:value-type="float">
            <text:p>0,13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5999986" calcext:value-type="float">
            <text:p>0,0599998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0001" calcext:value-type="float">
            <text:p>0,02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331100051" calcext:value-type="float">
            <text:p>0,33110005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660007" calcext:value-type="float">
            <text:p>0,07660007</text:p>
          </table:table-cell>
          <table:table-cell office:value-type="float" office:value="0.1548" calcext:value-type="float">
            <text:p>0,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5779999" calcext:value-type="float">
            <text:p>0,05779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" calcext:value-type="float">
            <text:p>0,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3746000601" calcext:value-type="float">
            <text:p>0,374600060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930006" calcext:value-type="float">
            <text:p>0,07930006</text:p>
          </table:table-cell>
          <table:table-cell office:value-type="float" office:value="0.1583001" calcext:value-type="float">
            <text:p>0,15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5499983" calcext:value-type="float">
            <text:p>0,0549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0001" calcext:value-type="float">
            <text:p>0,033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359900001" calcext:value-type="float">
            <text:p>0,35990000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740007" calcext:value-type="float">
            <text:p>0,07740007</text:p>
          </table:table-cell>
          <table:table-cell office:value-type="float" office:value="0.2189" calcext:value-type="float">
            <text:p>0,2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5549988" calcext:value-type="float">
            <text:p>0,0554998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,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450099951" calcext:value-type="float">
            <text:p>0,45009995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480006" calcext:value-type="float">
            <text:p>0,07480006</text:p>
          </table:table-cell>
          <table:table-cell office:value-type="float" office:value="0.1890001" calcext:value-type="float">
            <text:p>0,1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5909996" calcext:value-type="float">
            <text:p>0,0590999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7" calcext:value-type="float">
            <text:p>0,0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41030012" calcext:value-type="float">
            <text:p>0,410300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580009" calcext:value-type="float">
            <text:p>0,07580009</text:p>
          </table:table-cell>
          <table:table-cell office:value-type="float" office:value="0.1688" calcext:value-type="float">
            <text:p>0,1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059975" calcext:value-type="float">
            <text:p>0,0505997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9999" calcext:value-type="float">
            <text:p>0,04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369499831" calcext:value-type="float">
            <text:p>0,36949983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330009" calcext:value-type="float">
            <text:p>0,07330009</text:p>
          </table:table-cell>
          <table:table-cell office:value-type="float" office:value="0.1800001" calcext:value-type="float">
            <text:p>0,1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5219983" calcext:value-type="float">
            <text:p>0,0521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" calcext:value-type="float">
            <text:p>0,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3734000201" calcext:value-type="float">
            <text:p>0,37340002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840005" calcext:value-type="float">
            <text:p>0,07840005</text:p>
          </table:table-cell>
          <table:table-cell office:value-type="float" office:value="0.1672" calcext:value-type="float">
            <text:p>0,1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2143002" calcext:value-type="float">
            <text:p>0,214300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70002" calcext:value-type="float">
            <text:p>0,077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56930027" calcext:value-type="float">
            <text:p>0,5693002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100005" calcext:value-type="float">
            <text:p>0,07100005</text:p>
          </table:table-cell>
          <table:table-cell office:value-type="float" office:value="0.1529001" calcext:value-type="float">
            <text:p>0,15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2859001" calcext:value-type="float">
            <text:p>0,2859001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9" calcext:value-type="float">
            <text:p>0,02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5648002412" calcext:value-type="float">
            <text:p>0,564800241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080005" calcext:value-type="float">
            <text:p>0,07080005</text:p>
          </table:table-cell>
          <table:table-cell office:value-type="float" office:value="0.1594001" calcext:value-type="float">
            <text:p>0,15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2" calcext:value-type="float">
            <text:p>0,007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989988" calcext:value-type="float">
            <text:p>0,04989988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" calcext:value-type="float">
            <text:p>0,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3338000319" calcext:value-type="float">
            <text:p>0,333800031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105001" calcext:value-type="float">
            <text:p>0,1105001</text:p>
          </table:table-cell>
          <table:table-cell office:value-type="float" office:value="0.2997" calcext:value-type="float">
            <text:p>0,2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7" calcext:value-type="float">
            <text:p>0,0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7190026" calcext:value-type="float">
            <text:p>0,0719002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004" calcext:value-type="float">
            <text:p>0,015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5502004" calcext:value-type="float">
            <text:p>0,550200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54001" calcext:value-type="float">
            <text:p>0,0854001</text:p>
          </table:table-cell>
          <table:table-cell office:value-type="float" office:value="0.1847001" calcext:value-type="float">
            <text:p>0,18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2" calcext:value-type="float">
            <text:p>0,008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6169998" calcext:value-type="float">
            <text:p>0,0616999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0001" calcext:value-type="float">
            <text:p>0,033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4007001921" calcext:value-type="float">
            <text:p>0,400700192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906001" calcext:value-type="float">
            <text:p>0,0906001</text:p>
          </table:table-cell>
          <table:table-cell office:value-type="float" office:value="0.1496001" calcext:value-type="float">
            <text:p>0,14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1" calcext:value-type="float">
            <text:p>0,008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819991" calcext:value-type="float">
            <text:p>0,0481999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0001" calcext:value-type="float">
            <text:p>0,02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342100121" calcext:value-type="float">
            <text:p>0,34210012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610006" calcext:value-type="float">
            <text:p>0,06610006</text:p>
          </table:table-cell>
          <table:table-cell office:value-type="float" office:value="0.152" calcext:value-type="float">
            <text:p>0,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599987" calcext:value-type="float">
            <text:p>0,0459998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0002" calcext:value-type="float">
            <text:p>0,03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33269995" calcext:value-type="float">
            <text:p>0,3326999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130004" calcext:value-type="float">
            <text:p>0,07130004</text:p>
          </table:table-cell>
          <table:table-cell office:value-type="float" office:value="0.1477" calcext:value-type="float">
            <text:p>0,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4769967" calcext:value-type="float">
            <text:p>0,0476996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34589971" calcext:value-type="float">
            <text:p>0,345899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030009" calcext:value-type="float">
            <text:p>0,08030009</text:p>
          </table:table-cell>
          <table:table-cell office:value-type="float" office:value="0.1773001" calcext:value-type="float">
            <text:p>0,17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5129983" calcext:value-type="float">
            <text:p>0,0512998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" calcext:value-type="float">
            <text:p>0,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385900021" calcext:value-type="float">
            <text:p>0,38590002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8150005" calcext:value-type="float">
            <text:p>0,08150005</text:p>
          </table:table-cell>
          <table:table-cell office:value-type="float" office:value="0.1703001" calcext:value-type="float">
            <text:p>0,17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5189975" calcext:value-type="float">
            <text:p>0,0518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6" calcext:value-type="float">
            <text:p>0,0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370599901" calcext:value-type="float">
            <text:p>0,3705999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800005" calcext:value-type="float">
            <text:p>0,06800005</text:p>
          </table:table-cell>
          <table:table-cell office:value-type="float" office:value="0.1561001" calcext:value-type="float">
            <text:p>0,15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4159979" calcext:value-type="float">
            <text:p>0,0415997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" calcext:value-type="float">
            <text:p>0,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318999941" calcext:value-type="float">
            <text:p>0,31899994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970012" calcext:value-type="float">
            <text:p>0,09970012</text:p>
          </table:table-cell>
          <table:table-cell office:value-type="float" office:value="0.2220001" calcext:value-type="float">
            <text:p>0,22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,0199</text:p>
          </table:table-cell>
          <table:table-cell office:value-type="float" office:value="0.05229976" calcext:value-type="float">
            <text:p>0,0522997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0001" calcext:value-type="float">
            <text:p>0,02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440399991" calcext:value-type="float">
            <text:p>0,44039999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570006" calcext:value-type="float">
            <text:p>0,07570006</text:p>
          </table:table-cell>
          <table:table-cell office:value-type="float" office:value="0.1751001" calcext:value-type="float">
            <text:p>0,17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1883001" calcext:value-type="float">
            <text:p>0,1883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6300007" calcext:value-type="float">
            <text:p>0,06300007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0005" calcext:value-type="float">
            <text:p>0,037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57740038" calcext:value-type="float">
            <text:p>0,5774003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180008" calcext:value-type="float">
            <text:p>0,08180008</text:p>
          </table:table-cell>
          <table:table-cell office:value-type="float" office:value="0.1693" calcext:value-type="float">
            <text:p>0,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99999" calcext:value-type="float">
            <text:p>0,007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5329991" calcext:value-type="float">
            <text:p>0,0532999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2" calcext:value-type="float">
            <text:p>0,02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3637000091" calcext:value-type="float">
            <text:p>0,36370000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600006" calcext:value-type="float">
            <text:p>0,07600006</text:p>
          </table:table-cell>
          <table:table-cell office:value-type="float" office:value="0.1593001" calcext:value-type="float">
            <text:p>0,15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4909981" calcext:value-type="float">
            <text:p>0,0490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0001" calcext:value-type="float">
            <text:p>0,02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3438999811" calcext:value-type="float">
            <text:p>0,343899981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510007" calcext:value-type="float">
            <text:p>0,08510007</text:p>
          </table:table-cell>
          <table:table-cell office:value-type="float" office:value="0.1697" calcext:value-type="float">
            <text:p>0,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5520002" calcext:value-type="float">
            <text:p>0,0552000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9999" calcext:value-type="float">
            <text:p>0,030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3764000811" calcext:value-type="float">
            <text:p>0,376400081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360007" calcext:value-type="float">
            <text:p>0,08360007</text:p>
          </table:table-cell>
          <table:table-cell office:value-type="float" office:value="0.1812001" calcext:value-type="float">
            <text:p>0,18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969983" calcext:value-type="float">
            <text:p>0,0496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" calcext:value-type="float">
            <text:p>0,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3851000002" calcext:value-type="float">
            <text:p>0,385100000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090005" calcext:value-type="float">
            <text:p>0,07090005</text:p>
          </table:table-cell>
          <table:table-cell office:value-type="float" office:value="0.1643001" calcext:value-type="float">
            <text:p>0,16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4949968" calcext:value-type="float">
            <text:p>0,0494996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0001" calcext:value-type="float">
            <text:p>0,04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36699984" calcext:value-type="float">
            <text:p>0,3669998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530006" calcext:value-type="float">
            <text:p>0,07530006</text:p>
          </table:table-cell>
          <table:table-cell office:value-type="float" office:value="0.2607999" calcext:value-type="float">
            <text:p>0,26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" calcext:value-type="float">
            <text:p>0,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5109989" calcext:value-type="float">
            <text:p>0,0510998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" calcext:value-type="float">
            <text:p>0,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4552998501" calcext:value-type="float">
            <text:p>0,455299850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19001" calcext:value-type="float">
            <text:p>0,0919001</text:p>
          </table:table-cell>
          <table:table-cell office:value-type="float" office:value="0.1864001" calcext:value-type="float">
            <text:p>0,18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5189982" calcext:value-type="float">
            <text:p>0,0518998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9998" calcext:value-type="float">
            <text:p>0,063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4233000011" calcext:value-type="float">
            <text:p>0,423300001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500008" calcext:value-type="float">
            <text:p>0,07500008</text:p>
          </table:table-cell>
          <table:table-cell office:value-type="float" office:value="0.1537001" calcext:value-type="float">
            <text:p>0,15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464998" calcext:value-type="float">
            <text:p>0,0464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2" calcext:value-type="float">
            <text:p>0,030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336700001" calcext:value-type="float">
            <text:p>0,33670000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630008" calcext:value-type="float">
            <text:p>0,07630008</text:p>
          </table:table-cell>
          <table:table-cell office:value-type="float" office:value="0.1689001" calcext:value-type="float">
            <text:p>0,16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" calcext:value-type="float">
            <text:p>0,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552999" calcext:value-type="float">
            <text:p>0,0552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" calcext:value-type="float">
            <text:p>0,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37550008" calcext:value-type="float">
            <text:p>0,3755000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680007" calcext:value-type="float">
            <text:p>0,07680007</text:p>
          </table:table-cell>
          <table:table-cell office:value-type="float" office:value="0.1724" calcext:value-type="float">
            <text:p>0,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5369986" calcext:value-type="float">
            <text:p>0,0536998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9999" calcext:value-type="float">
            <text:p>0,02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35959992" calcext:value-type="float">
            <text:p>0,3595999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850005" calcext:value-type="float">
            <text:p>0,06850005</text:p>
          </table:table-cell>
          <table:table-cell office:value-type="float" office:value="0.1586" calcext:value-type="float">
            <text:p>0,1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5109984" calcext:value-type="float">
            <text:p>0,0510998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1" calcext:value-type="float">
            <text:p>0,02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336699901" calcext:value-type="float">
            <text:p>0,33669990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130005" calcext:value-type="float">
            <text:p>0,07130005</text:p>
          </table:table-cell>
          <table:table-cell office:value-type="float" office:value="0.1761" calcext:value-type="float">
            <text:p>0,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4959987" calcext:value-type="float">
            <text:p>0,0495998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0001" calcext:value-type="float">
            <text:p>0,02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354599931" calcext:value-type="float">
            <text:p>0,35459993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610001" calcext:value-type="float">
            <text:p>0,07610001</text:p>
          </table:table-cell>
          <table:table-cell office:value-type="float" office:value="0.171" calcext:value-type="float">
            <text:p>0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92998" calcext:value-type="float">
            <text:p>0,0492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5" calcext:value-type="float">
            <text:p>0,1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44549981" calcext:value-type="float">
            <text:p>0,4454998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950008" calcext:value-type="float">
            <text:p>0,08950008</text:p>
          </table:table-cell>
          <table:table-cell office:value-type="float" office:value="0.1928001" calcext:value-type="float">
            <text:p>0,19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00001" calcext:value-type="float">
            <text:p>0,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2" calcext:value-type="float">
            <text:p>0,0076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5519991" calcext:value-type="float">
            <text:p>0,0551999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9999" calcext:value-type="float">
            <text:p>0,021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392600083" calcext:value-type="float">
            <text:p>0,39260008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060006" calcext:value-type="float">
            <text:p>0,07060006</text:p>
          </table:table-cell>
          <table:table-cell office:value-type="float" office:value="0.1586001" calcext:value-type="float">
            <text:p>0,15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5039977" calcext:value-type="float">
            <text:p>0,0503997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9998" calcext:value-type="float">
            <text:p>0,05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36929991" calcext:value-type="float">
            <text:p>0,3692999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510008" calcext:value-type="float">
            <text:p>0,09510008</text:p>
          </table:table-cell>
          <table:table-cell office:value-type="float" office:value="0.1793001" calcext:value-type="float">
            <text:p>0,17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5149982" calcext:value-type="float">
            <text:p>0,05149982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" calcext:value-type="float">
            <text:p>0,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4077" calcext:value-type="float">
            <text:p>0,407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40008" calcext:value-type="float">
            <text:p>0,07640008</text:p>
          </table:table-cell>
          <table:table-cell office:value-type="float" office:value="0.2321001" calcext:value-type="float">
            <text:p>0,23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5320002" calcext:value-type="float">
            <text:p>0,05320002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2" calcext:value-type="float">
            <text:p>0,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4947002001" calcext:value-type="float">
            <text:p>0,494700200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860002" calcext:value-type="float">
            <text:p>0,06860002</text:p>
          </table:table-cell>
          <table:table-cell office:value-type="float" office:value="0.1941001" calcext:value-type="float">
            <text:p>0,19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5149993" calcext:value-type="float">
            <text:p>0,0514999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9" calcext:value-type="float">
            <text:p>0,01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3653000401" calcext:value-type="float">
            <text:p>0,365300040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520006" calcext:value-type="float">
            <text:p>0,07520006</text:p>
          </table:table-cell>
          <table:table-cell office:value-type="float" office:value="0.1636001" calcext:value-type="float">
            <text:p>0,16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99998" calcext:value-type="float">
            <text:p>0,0069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5109991" calcext:value-type="float">
            <text:p>0,05109991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80002" calcext:value-type="float">
            <text:p>0,07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398700088" calcext:value-type="float">
            <text:p>0,39870008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220006" calcext:value-type="float">
            <text:p>0,07220006</text:p>
          </table:table-cell>
          <table:table-cell office:value-type="float" office:value="0.1765001" calcext:value-type="float">
            <text:p>0,17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75998" calcext:value-type="float">
            <text:p>0,0475998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" calcext:value-type="float">
            <text:p>0,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35969996" calcext:value-type="float">
            <text:p>0,3596999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770009" calcext:value-type="float">
            <text:p>0,08770009</text:p>
          </table:table-cell>
          <table:table-cell office:value-type="float" office:value="0.1526001" calcext:value-type="float">
            <text:p>0,15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829981" calcext:value-type="float">
            <text:p>0,04829981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9999" calcext:value-type="float">
            <text:p>0,03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35689999" calcext:value-type="float">
            <text:p>0,3568999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800002" calcext:value-type="float">
            <text:p>0,06800002</text:p>
          </table:table-cell>
          <table:table-cell office:value-type="float" office:value="0.1524001" calcext:value-type="float">
            <text:p>0,15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489988" calcext:value-type="float">
            <text:p>0,0448998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0001" calcext:value-type="float">
            <text:p>0,01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306200011" calcext:value-type="float">
            <text:p>0,30620001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590008" calcext:value-type="float">
            <text:p>0,07590008</text:p>
          </table:table-cell>
          <table:table-cell office:value-type="float" office:value="0.1612001" calcext:value-type="float">
            <text:p>0,16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069982" calcext:value-type="float">
            <text:p>0,0406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8" calcext:value-type="float">
            <text:p>0,03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3392999801" calcext:value-type="float">
            <text:p>0,33929998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6080006" calcext:value-type="float">
            <text:p>0,06080006</text:p>
          </table:table-cell>
          <table:table-cell office:value-type="float" office:value="0.1384001" calcext:value-type="float">
            <text:p>0,13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00001" calcext:value-type="float">
            <text:p>0,005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3899992" calcext:value-type="float">
            <text:p>0,0389999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00012" calcext:value-type="float">
            <text:p>0,0081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2722000931" calcext:value-type="float">
            <text:p>0,272200093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220007" calcext:value-type="float">
            <text:p>0,06220007</text:p>
          </table:table-cell>
          <table:table-cell office:value-type="float" office:value="0.1373001" calcext:value-type="float">
            <text:p>0,13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00001" calcext:value-type="float">
            <text:p>0,005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059974" calcext:value-type="float">
            <text:p>0,04059974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0001" calcext:value-type="float">
            <text:p>0,02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288499921" calcext:value-type="float">
            <text:p>0,28849992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500004" calcext:value-type="float">
            <text:p>0,06500004</text:p>
          </table:table-cell>
          <table:table-cell office:value-type="float" office:value="0.1594001" calcext:value-type="float">
            <text:p>0,15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789981" calcext:value-type="float">
            <text:p>0,0478998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9998" calcext:value-type="float">
            <text:p>0,06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36829993" calcext:value-type="float">
            <text:p>0,3682999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7300005" calcext:value-type="float">
            <text:p>0,07300005</text:p>
          </table:table-cell>
          <table:table-cell office:value-type="float" office:value="0.1787" calcext:value-type="float">
            <text:p>0,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4659978" calcext:value-type="float">
            <text:p>0,0465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59999" calcext:value-type="float">
            <text:p>0,06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3957998211" calcext:value-type="float">
            <text:p>0,39579982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863001" calcext:value-type="float">
            <text:p>0,0863001</text:p>
          </table:table-cell>
          <table:table-cell office:value-type="float" office:value="0.1692001" calcext:value-type="float">
            <text:p>0,16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5989983" calcext:value-type="float">
            <text:p>0,0598998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0001" calcext:value-type="float">
            <text:p>0,02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36890004" calcext:value-type="float">
            <text:p>0,3689000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690005" calcext:value-type="float">
            <text:p>0,06690005</text:p>
          </table:table-cell>
          <table:table-cell office:value-type="float" office:value="0.1673001" calcext:value-type="float">
            <text:p>0,16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569979" calcext:value-type="float">
            <text:p>0,0456997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60003" calcext:value-type="float">
            <text:p>0,054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363699971" calcext:value-type="float">
            <text:p>0,36369997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7080007" calcext:value-type="float">
            <text:p>0,07080007</text:p>
          </table:table-cell>
          <table:table-cell office:value-type="float" office:value="0.1671001" calcext:value-type="float">
            <text:p>0,16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669983" calcext:value-type="float">
            <text:p>0,0466998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" calcext:value-type="float">
            <text:p>0,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3384" calcext:value-type="float">
            <text:p>0,338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220005" calcext:value-type="float">
            <text:p>0,06220005</text:p>
          </table:table-cell>
          <table:table-cell office:value-type="float" office:value="0.1404001" calcext:value-type="float">
            <text:p>0,14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29975" calcext:value-type="float">
            <text:p>0,0412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9" calcext:value-type="float">
            <text:p>0,02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2937998911" calcext:value-type="float">
            <text:p>0,293799891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6830006" calcext:value-type="float">
            <text:p>0,06830006</text:p>
          </table:table-cell>
          <table:table-cell office:value-type="float" office:value="0.1552001" calcext:value-type="float">
            <text:p>0,15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79974" calcext:value-type="float">
            <text:p>0,04379974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39999" calcext:value-type="float">
            <text:p>0,093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3882998901" calcext:value-type="float">
            <text:p>0,388299890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480006" calcext:value-type="float">
            <text:p>0,06480006</text:p>
          </table:table-cell>
          <table:table-cell office:value-type="float" office:value="0.1563001" calcext:value-type="float">
            <text:p>0,15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639968" calcext:value-type="float">
            <text:p>0,0463996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10002" calcext:value-type="float">
            <text:p>0,05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3486998601" calcext:value-type="float">
            <text:p>0,348699860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6780006" calcext:value-type="float">
            <text:p>0,06780006</text:p>
          </table:table-cell>
          <table:table-cell office:value-type="float" office:value="0.1538001" calcext:value-type="float">
            <text:p>0,15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99999" calcext:value-type="float">
            <text:p>0,006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329977" calcext:value-type="float">
            <text:p>0,0432997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40002" calcext:value-type="float">
            <text:p>0,063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356599949" calcext:value-type="float">
            <text:p>0,35659994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020006" calcext:value-type="float">
            <text:p>0,07020006</text:p>
          </table:table-cell>
          <table:table-cell office:value-type="float" office:value="0.1739001" calcext:value-type="float">
            <text:p>0,17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4489974" calcext:value-type="float">
            <text:p>0,0448997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0002" calcext:value-type="float">
            <text:p>0,059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3791999201" calcext:value-type="float">
            <text:p>0,37919992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030003" calcext:value-type="float">
            <text:p>0,06030003</text:p>
          </table:table-cell>
          <table:table-cell office:value-type="float" office:value="0.1551001" calcext:value-type="float">
            <text:p>0,15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289974" calcext:value-type="float">
            <text:p>0,04289974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60003" calcext:value-type="float">
            <text:p>0,053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3396999011" calcext:value-type="float">
            <text:p>0,339699901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680006" calcext:value-type="float">
            <text:p>0,06680006</text:p>
          </table:table-cell>
          <table:table-cell office:value-type="float" office:value="0.1520001" calcext:value-type="float">
            <text:p>0,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149983" calcext:value-type="float">
            <text:p>0,0414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9998" calcext:value-type="float">
            <text:p>0,047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33579997" calcext:value-type="float">
            <text:p>0,3357999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6460005" calcext:value-type="float">
            <text:p>0,06460005</text:p>
          </table:table-cell>
          <table:table-cell office:value-type="float" office:value="0.1508001" calcext:value-type="float">
            <text:p>0,15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279971" calcext:value-type="float">
            <text:p>0,04279971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0003" calcext:value-type="float">
            <text:p>0,053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3391998911" calcext:value-type="float">
            <text:p>0,339199891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6360004" calcext:value-type="float">
            <text:p>0,06360004</text:p>
          </table:table-cell>
          <table:table-cell office:value-type="float" office:value="0.1543" calcext:value-type="float">
            <text:p>0,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89976" calcext:value-type="float">
            <text:p>0,0438997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9998" calcext:value-type="float">
            <text:p>0,06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35179978" calcext:value-type="float">
            <text:p>0,3517997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340006" calcext:value-type="float">
            <text:p>0,06340006</text:p>
          </table:table-cell>
          <table:table-cell office:value-type="float" office:value="0.1400001" calcext:value-type="float">
            <text:p>0,1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149982" calcext:value-type="float">
            <text:p>0,0414998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9998" calcext:value-type="float">
            <text:p>0,022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295799961" calcext:value-type="float">
            <text:p>0,29579996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120003" calcext:value-type="float">
            <text:p>0,06120003</text:p>
          </table:table-cell>
          <table:table-cell office:value-type="float" office:value="0.1521" calcext:value-type="float">
            <text:p>0,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4019976" calcext:value-type="float">
            <text:p>0,04019976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0002" calcext:value-type="float">
            <text:p>0,056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340699811" calcext:value-type="float">
            <text:p>0,34069981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6610006" calcext:value-type="float">
            <text:p>0,06610006</text:p>
          </table:table-cell>
          <table:table-cell office:value-type="float" office:value="0.1512001" calcext:value-type="float">
            <text:p>0,15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429987" calcext:value-type="float">
            <text:p>0,0442998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3" calcext:value-type="float">
            <text:p>0,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353300031" calcext:value-type="float">
            <text:p>0,35330003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140005" calcext:value-type="float">
            <text:p>0,06140005</text:p>
          </table:table-cell>
          <table:table-cell office:value-type="float" office:value="0.1534001" calcext:value-type="float">
            <text:p>0,15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269977" calcext:value-type="float">
            <text:p>0,0426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" calcext:value-type="float">
            <text:p>0,0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33039992" calcext:value-type="float">
            <text:p>0,3303999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6100005" calcext:value-type="float">
            <text:p>0,06100005</text:p>
          </table:table-cell>
          <table:table-cell office:value-type="float" office:value="0.1561001" calcext:value-type="float">
            <text:p>0,15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39983" calcext:value-type="float">
            <text:p>0,0433998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59999" calcext:value-type="float">
            <text:p>0,05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339299971" calcext:value-type="float">
            <text:p>0,33929997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5870004" calcext:value-type="float">
            <text:p>0,05870004</text:p>
          </table:table-cell>
          <table:table-cell office:value-type="float" office:value="0.1522001" calcext:value-type="float">
            <text:p>0,15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00001" calcext:value-type="float">
            <text:p>0,005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59975" calcext:value-type="float">
            <text:p>0,0415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70002" calcext:value-type="float">
            <text:p>0,064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344599911" calcext:value-type="float">
            <text:p>0,34459991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6080005" calcext:value-type="float">
            <text:p>0,06080005</text:p>
          </table:table-cell>
          <table:table-cell office:value-type="float" office:value="0.1530001" calcext:value-type="float">
            <text:p>0,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" calcext:value-type="float">
            <text:p>0,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22998" calcext:value-type="float">
            <text:p>0,0422998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0001" calcext:value-type="float">
            <text:p>0,03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32609996" calcext:value-type="float">
            <text:p>0,3260999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6580006" calcext:value-type="float">
            <text:p>0,06580006</text:p>
          </table:table-cell>
          <table:table-cell office:value-type="float" office:value="0.1563" calcext:value-type="float">
            <text:p>0,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139974" calcext:value-type="float">
            <text:p>0,0413997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0001" calcext:value-type="float">
            <text:p>0,05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3493998101" calcext:value-type="float">
            <text:p>0,349399810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7050004" calcext:value-type="float">
            <text:p>0,07050004</text:p>
          </table:table-cell>
          <table:table-cell office:value-type="float" office:value="0.1456001" calcext:value-type="float">
            <text:p>0,14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69981" calcext:value-type="float">
            <text:p>0,0426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49999" calcext:value-type="float">
            <text:p>0,069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3624999401" calcext:value-type="float">
            <text:p>0,362499940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270004" calcext:value-type="float">
            <text:p>0,06270004</text:p>
          </table:table-cell>
          <table:table-cell office:value-type="float" office:value="0.1387" calcext:value-type="float">
            <text:p>0,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019982" calcext:value-type="float">
            <text:p>0,04019982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8" calcext:value-type="float">
            <text:p>0,019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2877998411" calcext:value-type="float">
            <text:p>0,287799841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090005" calcext:value-type="float">
            <text:p>0,07090005</text:p>
          </table:table-cell>
          <table:table-cell office:value-type="float" office:value="0.1450001" calcext:value-type="float">
            <text:p>0,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189973" calcext:value-type="float">
            <text:p>0,04189973</text:p>
          </table:table-cell>
          <table:table-cell office:value-type="float" office:value="0.0034" calcext:value-type="float">
            <text:p>0,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10003" calcext:value-type="float">
            <text:p>0,055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3431999101" calcext:value-type="float">
            <text:p>0,343199910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7050006" calcext:value-type="float">
            <text:p>0,07050006</text:p>
          </table:table-cell>
          <table:table-cell office:value-type="float" office:value="0.1767001" calcext:value-type="float">
            <text:p>0,17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99984" calcext:value-type="float">
            <text:p>0,0419998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9998" calcext:value-type="float">
            <text:p>0,055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3728999801" calcext:value-type="float">
            <text:p>0,372899980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290004" calcext:value-type="float">
            <text:p>0,06290004</text:p>
          </table:table-cell>
          <table:table-cell office:value-type="float" office:value="0.1535001" calcext:value-type="float">
            <text:p>0,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69976" calcext:value-type="float">
            <text:p>0,0436997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9999" calcext:value-type="float">
            <text:p>0,05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338499891" calcext:value-type="float">
            <text:p>0,33849989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980004" calcext:value-type="float">
            <text:p>0,05980004</text:p>
          </table:table-cell>
          <table:table-cell office:value-type="float" office:value="0.1666001" calcext:value-type="float">
            <text:p>0,16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30998" calcext:value-type="float">
            <text:p>0,043099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50002" calcext:value-type="float">
            <text:p>0,056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3525999612" calcext:value-type="float">
            <text:p>0,352599961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120006" calcext:value-type="float">
            <text:p>0,06120006</text:p>
          </table:table-cell>
          <table:table-cell office:value-type="float" office:value="0.1520001" calcext:value-type="float">
            <text:p>0,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449979" calcext:value-type="float">
            <text:p>0,04449979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79999" calcext:value-type="float">
            <text:p>0,05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34239994" calcext:value-type="float">
            <text:p>0,3423999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180004" calcext:value-type="float">
            <text:p>0,06180004</text:p>
          </table:table-cell>
          <table:table-cell office:value-type="float" office:value="0.1411001" calcext:value-type="float">
            <text:p>0,14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1157" calcext:value-type="float">
            <text:p>0,115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3" calcext:value-type="float">
            <text:p>0,0062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463997" calcext:value-type="float">
            <text:p>0,046399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29998" calcext:value-type="float">
            <text:p>0,036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4312998232" calcext:value-type="float">
            <text:p>0,431299823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210004" calcext:value-type="float">
            <text:p>0,06210004</text:p>
          </table:table-cell>
          <table:table-cell office:value-type="float" office:value="0.1525001" calcext:value-type="float">
            <text:p>0,15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3949978" calcext:value-type="float">
            <text:p>0,0394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0001" calcext:value-type="float">
            <text:p>0,01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2971999311" calcext:value-type="float">
            <text:p>0,297199931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7170007" calcext:value-type="float">
            <text:p>0,07170007</text:p>
          </table:table-cell>
          <table:table-cell office:value-type="float" office:value="0.1383" calcext:value-type="float">
            <text:p>0,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49983" calcext:value-type="float">
            <text:p>0,0414998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0001" calcext:value-type="float">
            <text:p>0,01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29859991" calcext:value-type="float">
            <text:p>0,2985999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6590006" calcext:value-type="float">
            <text:p>0,06590006</text:p>
          </table:table-cell>
          <table:table-cell office:value-type="float" office:value="0.1485001" calcext:value-type="float">
            <text:p>0,14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89983" calcext:value-type="float">
            <text:p>0,04189983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1" calcext:value-type="float">
            <text:p>0,0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3005000011" calcext:value-type="float">
            <text:p>0,300500001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6120004" calcext:value-type="float">
            <text:p>0,06120004</text:p>
          </table:table-cell>
          <table:table-cell office:value-type="float" office:value="0.1608" calcext:value-type="float">
            <text:p>0,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309974" calcext:value-type="float">
            <text:p>0,0430997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60001" calcext:value-type="float">
            <text:p>0,06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3530997901" calcext:value-type="float">
            <text:p>0,353099790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7160006" calcext:value-type="float">
            <text:p>0,07160006</text:p>
          </table:table-cell>
          <table:table-cell office:value-type="float" office:value="0.1373" calcext:value-type="float">
            <text:p>0,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879983" calcext:value-type="float">
            <text:p>0,03879983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1" calcext:value-type="float">
            <text:p>0,02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3010999012" calcext:value-type="float">
            <text:p>0,301099901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030003" calcext:value-type="float">
            <text:p>0,06030003</text:p>
          </table:table-cell>
          <table:table-cell office:value-type="float" office:value="0.1341" calcext:value-type="float">
            <text:p>0,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939984" calcext:value-type="float">
            <text:p>0,03939984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9997" calcext:value-type="float">
            <text:p>0,022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2832998401" calcext:value-type="float">
            <text:p>0,283299840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7440007" calcext:value-type="float">
            <text:p>0,07440007</text:p>
          </table:table-cell>
          <table:table-cell office:value-type="float" office:value="0.1651001" calcext:value-type="float">
            <text:p>0,16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99986" calcext:value-type="float">
            <text:p>0,0419998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1" calcext:value-type="float">
            <text:p>0,02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3322000401" calcext:value-type="float">
            <text:p>0,332200040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550005" calcext:value-type="float">
            <text:p>0,06550005</text:p>
          </table:table-cell>
          <table:table-cell office:value-type="float" office:value="0.1488" calcext:value-type="float">
            <text:p>0,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069989" calcext:value-type="float">
            <text:p>0,04069989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9999" calcext:value-type="float">
            <text:p>0,022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304799931" calcext:value-type="float">
            <text:p>0,30479993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6760006" calcext:value-type="float">
            <text:p>0,06760006</text:p>
          </table:table-cell>
          <table:table-cell office:value-type="float" office:value="0.1453001" calcext:value-type="float">
            <text:p>0,14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19998" calcext:value-type="float">
            <text:p>0,0419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0001" calcext:value-type="float">
            <text:p>0,079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361699971" calcext:value-type="float">
            <text:p>0,36169997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370006" calcext:value-type="float">
            <text:p>0,07370006</text:p>
          </table:table-cell>
          <table:table-cell office:value-type="float" office:value="0.1691" calcext:value-type="float">
            <text:p>0,1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359985" calcext:value-type="float">
            <text:p>0,0435998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9" calcext:value-type="float">
            <text:p>0,02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3368999" calcext:value-type="float">
            <text:p>0,336899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7010007" calcext:value-type="float">
            <text:p>0,07010007</text:p>
          </table:table-cell>
          <table:table-cell office:value-type="float" office:value="0.1727" calcext:value-type="float">
            <text:p>0,1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30997" calcext:value-type="float">
            <text:p>0,043099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90002" calcext:value-type="float">
            <text:p>0,072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3926997901" calcext:value-type="float">
            <text:p>0,392699790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650007" calcext:value-type="float">
            <text:p>0,06650007</text:p>
          </table:table-cell>
          <table:table-cell office:value-type="float" office:value="0.1562001" calcext:value-type="float">
            <text:p>0,15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349982" calcext:value-type="float">
            <text:p>0,0434998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" calcext:value-type="float">
            <text:p>0,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347399991" calcext:value-type="float">
            <text:p>0,34739999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6500006" calcext:value-type="float">
            <text:p>0,06500006</text:p>
          </table:table-cell>
          <table:table-cell office:value-type="float" office:value="0.1505001" calcext:value-type="float">
            <text:p>0,15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069976" calcext:value-type="float">
            <text:p>0,0406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9998" calcext:value-type="float">
            <text:p>0,01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3007999" calcext:value-type="float">
            <text:p>0,300799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7010006" calcext:value-type="float">
            <text:p>0,07010006</text:p>
          </table:table-cell>
          <table:table-cell office:value-type="float" office:value="0.1370001" calcext:value-type="float">
            <text:p>0,1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1027997" calcext:value-type="float">
            <text:p>0,102799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0001" calcext:value-type="float">
            <text:p>0,01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3506998711" calcext:value-type="float">
            <text:p>0,350699871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960006" calcext:value-type="float">
            <text:p>0,06960006</text:p>
          </table:table-cell>
          <table:table-cell office:value-type="float" office:value="0.1549001" calcext:value-type="float">
            <text:p>0,15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759976" calcext:value-type="float">
            <text:p>0,0475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0003" calcext:value-type="float">
            <text:p>0,036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337699951" calcext:value-type="float">
            <text:p>0,33769995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280006" calcext:value-type="float">
            <text:p>0,06280006</text:p>
          </table:table-cell>
          <table:table-cell office:value-type="float" office:value="0.1671001" calcext:value-type="float">
            <text:p>0,16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39974" calcext:value-type="float">
            <text:p>0,0433997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0001" calcext:value-type="float">
            <text:p>0,05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3590999102" calcext:value-type="float">
            <text:p>0,359099910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7420006" calcext:value-type="float">
            <text:p>0,07420006</text:p>
          </table:table-cell>
          <table:table-cell office:value-type="float" office:value="0.1540001" calcext:value-type="float">
            <text:p>0,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99972" calcext:value-type="float">
            <text:p>0,0429997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69999" calcext:value-type="float">
            <text:p>0,07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371299871" calcext:value-type="float">
            <text:p>0,37129987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060007" calcext:value-type="float">
            <text:p>0,06060007</text:p>
          </table:table-cell>
          <table:table-cell office:value-type="float" office:value="0.1670001" calcext:value-type="float">
            <text:p>0,1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629984" calcext:value-type="float">
            <text:p>0,0462998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9999" calcext:value-type="float">
            <text:p>0,05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3548000001" calcext:value-type="float">
            <text:p>0,354800000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620004" calcext:value-type="float">
            <text:p>0,06620004</text:p>
          </table:table-cell>
          <table:table-cell office:value-type="float" office:value="0.1382001" calcext:value-type="float">
            <text:p>0,13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179977" calcext:value-type="float">
            <text:p>0,0417997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0001" calcext:value-type="float">
            <text:p>0,0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294699921" calcext:value-type="float">
            <text:p>0,29469992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180006" calcext:value-type="float">
            <text:p>0,06180006</text:p>
          </table:table-cell>
          <table:table-cell office:value-type="float" office:value="0.1628001" calcext:value-type="float">
            <text:p>0,16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399977" calcext:value-type="float">
            <text:p>0,0439997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0001" calcext:value-type="float">
            <text:p>0,05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3506999411" calcext:value-type="float">
            <text:p>0,35069994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410005" calcext:value-type="float">
            <text:p>0,06410005</text:p>
          </table:table-cell>
          <table:table-cell office:value-type="float" office:value="0.1469" calcext:value-type="float">
            <text:p>0,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3909976" calcext:value-type="float">
            <text:p>0,0390997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0001" calcext:value-type="float">
            <text:p>0,02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2989998211" calcext:value-type="float">
            <text:p>0,298999821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330002" calcext:value-type="float">
            <text:p>0,06330002</text:p>
          </table:table-cell>
          <table:table-cell office:value-type="float" office:value="0.1575" calcext:value-type="float">
            <text:p>0,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4409969" calcext:value-type="float">
            <text:p>0,0440996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9999" calcext:value-type="float">
            <text:p>0,047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3404997011" calcext:value-type="float">
            <text:p>0,340499701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440008" calcext:value-type="float">
            <text:p>0,07440008</text:p>
          </table:table-cell>
          <table:table-cell office:value-type="float" office:value="0.1829" calcext:value-type="float">
            <text:p>0,1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4699975" calcext:value-type="float">
            <text:p>0,04699975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10002" calcext:value-type="float">
            <text:p>0,081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41529985" calcext:value-type="float">
            <text:p>0,4152998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7360005" calcext:value-type="float">
            <text:p>0,07360005</text:p>
          </table:table-cell>
          <table:table-cell office:value-type="float" office:value="0.1599001" calcext:value-type="float">
            <text:p>0,15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2" calcext:value-type="float">
            <text:p>0,0192</text:p>
          </table:table-cell>
          <table:table-cell office:value-type="float" office:value="0.05029977" calcext:value-type="float">
            <text:p>0,05029977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9998" calcext:value-type="float">
            <text:p>0,01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3392999" calcext:value-type="float">
            <text:p>0,339299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780008" calcext:value-type="float">
            <text:p>0,07780008</text:p>
          </table:table-cell>
          <table:table-cell office:value-type="float" office:value="0.1646001" calcext:value-type="float">
            <text:p>0,16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4969987" calcext:value-type="float">
            <text:p>0,0496998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00002" calcext:value-type="float">
            <text:p>0,06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39570007" calcext:value-type="float">
            <text:p>0,3957000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740006" calcext:value-type="float">
            <text:p>0,07740006</text:p>
          </table:table-cell>
          <table:table-cell office:value-type="float" office:value="0.1509001" calcext:value-type="float">
            <text:p>0,15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" calcext:value-type="float">
            <text:p>0,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449981" calcext:value-type="float">
            <text:p>0,0444998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0001" calcext:value-type="float">
            <text:p>0,025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33149998" calcext:value-type="float">
            <text:p>0,3314999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7460005" calcext:value-type="float">
            <text:p>0,07460005</text:p>
          </table:table-cell>
          <table:table-cell office:value-type="float" office:value="0.1586001" calcext:value-type="float">
            <text:p>0,15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534999" calcext:value-type="float">
            <text:p>0,053499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999" calcext:value-type="float">
            <text:p>0,016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3334000411" calcext:value-type="float">
            <text:p>0,333400041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750006" calcext:value-type="float">
            <text:p>0,06750006</text:p>
          </table:table-cell>
          <table:table-cell office:value-type="float" office:value="0.1579" calcext:value-type="float">
            <text:p>0,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85" calcext:value-type="float">
            <text:p>0,0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639987" calcext:value-type="float">
            <text:p>0,0463998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998" calcext:value-type="float">
            <text:p>0,02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34079991" calcext:value-type="float">
            <text:p>0,3407999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7850006" calcext:value-type="float">
            <text:p>0,07850006</text:p>
          </table:table-cell>
          <table:table-cell office:value-type="float" office:value="0.1713" calcext:value-type="float">
            <text:p>0,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499998" calcext:value-type="float">
            <text:p>0,0499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7" calcext:value-type="float">
            <text:p>0,0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36589986" calcext:value-type="float">
            <text:p>0,3658998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550006" calcext:value-type="float">
            <text:p>0,06550006</text:p>
          </table:table-cell>
          <table:table-cell office:value-type="float" office:value="0.1621" calcext:value-type="float">
            <text:p>0,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709971" calcext:value-type="float">
            <text:p>0,0470997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2" calcext:value-type="float">
            <text:p>0,028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335099791" calcext:value-type="float">
            <text:p>0,33509979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460006" calcext:value-type="float">
            <text:p>0,07460006</text:p>
          </table:table-cell>
          <table:table-cell office:value-type="float" office:value="0.1741001" calcext:value-type="float">
            <text:p>0,17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4899973" calcext:value-type="float">
            <text:p>0,0489997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" calcext:value-type="float">
            <text:p>0,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362699891" calcext:value-type="float">
            <text:p>0,36269989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12001" calcext:value-type="float">
            <text:p>0,0812001</text:p>
          </table:table-cell>
          <table:table-cell office:value-type="float" office:value="0.2249001" calcext:value-type="float">
            <text:p>0,22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359991" calcext:value-type="float">
            <text:p>0,0535999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10003" calcext:value-type="float">
            <text:p>0,048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45120014" calcext:value-type="float">
            <text:p>0,4512001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120008" calcext:value-type="float">
            <text:p>0,08120008</text:p>
          </table:table-cell>
          <table:table-cell office:value-type="float" office:value="0.1835001" calcext:value-type="float">
            <text:p>0,18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5679977" calcext:value-type="float">
            <text:p>0,0567997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1" calcext:value-type="float">
            <text:p>0,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458899951" calcext:value-type="float">
            <text:p>0,45889995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8080006" calcext:value-type="float">
            <text:p>0,08080006</text:p>
          </table:table-cell>
          <table:table-cell office:value-type="float" office:value="0.1581001" calcext:value-type="float">
            <text:p>0,15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4959977" calcext:value-type="float">
            <text:p>0,0495997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49999" calcext:value-type="float">
            <text:p>0,05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372299921" calcext:value-type="float">
            <text:p>0,37229992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7240009" calcext:value-type="float">
            <text:p>0,07240009</text:p>
          </table:table-cell>
          <table:table-cell office:value-type="float" office:value="0.1777001" calcext:value-type="float">
            <text:p>0,17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5199975" calcext:value-type="float">
            <text:p>0,0519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,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39239994" calcext:value-type="float">
            <text:p>0,3923999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120005" calcext:value-type="float">
            <text:p>0,07120005</text:p>
          </table:table-cell>
          <table:table-cell office:value-type="float" office:value="0.1629" calcext:value-type="float">
            <text:p>0,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689975" calcext:value-type="float">
            <text:p>0,0468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0001" calcext:value-type="float">
            <text:p>0,03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3449998101" calcext:value-type="float">
            <text:p>0,344999810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7850005" calcext:value-type="float">
            <text:p>0,07850005</text:p>
          </table:table-cell>
          <table:table-cell office:value-type="float" office:value="0.1811001" calcext:value-type="float">
            <text:p>0,18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4809983" calcext:value-type="float">
            <text:p>0,04809983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,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3604999901" calcext:value-type="float">
            <text:p>0,360499990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740004" calcext:value-type="float">
            <text:p>0,07740004</text:p>
          </table:table-cell>
          <table:table-cell office:value-type="float" office:value="0.1794001" calcext:value-type="float">
            <text:p>0,17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599976" calcext:value-type="float">
            <text:p>0,0459997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9999" calcext:value-type="float">
            <text:p>0,02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3554998901" calcext:value-type="float">
            <text:p>0,355499890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6860004" calcext:value-type="float">
            <text:p>0,06860004</text:p>
          </table:table-cell>
          <table:table-cell office:value-type="float" office:value="0.1562" calcext:value-type="float">
            <text:p>0,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759987" calcext:value-type="float">
            <text:p>0,0475998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00001" calcext:value-type="float">
            <text:p>0,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3751999201" calcext:value-type="float">
            <text:p>0,375199920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060007" calcext:value-type="float">
            <text:p>0,08060007</text:p>
          </table:table-cell>
          <table:table-cell office:value-type="float" office:value="0.1603" calcext:value-type="float">
            <text:p>0,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99999" calcext:value-type="float">
            <text:p>0,006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5109987" calcext:value-type="float">
            <text:p>0,05109987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9998" calcext:value-type="float">
            <text:p>0,028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354399919" calcext:value-type="float">
            <text:p>0,35439991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8240005" calcext:value-type="float">
            <text:p>0,08240005</text:p>
          </table:table-cell>
          <table:table-cell office:value-type="float" office:value="0.2234" calcext:value-type="float">
            <text:p>0,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00001" calcext:value-type="float">
            <text:p>0,008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5859989" calcext:value-type="float">
            <text:p>0,0585998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" calcext:value-type="float">
            <text:p>0,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457999941" calcext:value-type="float">
            <text:p>0,45799994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850005" calcext:value-type="float">
            <text:p>0,07850005</text:p>
          </table:table-cell>
          <table:table-cell office:value-type="float" office:value="0.1953001" calcext:value-type="float">
            <text:p>0,19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512999" calcext:value-type="float">
            <text:p>0,0512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19999" calcext:value-type="float">
            <text:p>0,05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42900004" calcext:value-type="float">
            <text:p>0,4290000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164001" calcext:value-type="float">
            <text:p>0,1164001</text:p>
          </table:table-cell>
          <table:table-cell office:value-type="float" office:value="0.2306001" calcext:value-type="float">
            <text:p>0,23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1121002" calcext:value-type="float">
            <text:p>0,1121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9998" calcext:value-type="float">
            <text:p>0,04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" calcext:value-type="float">
            <text:p>0,02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562300381" calcext:value-type="float">
            <text:p>0,56230038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7980008" calcext:value-type="float">
            <text:p>0,07980008</text:p>
          </table:table-cell>
          <table:table-cell office:value-type="float" office:value="0.1692" calcext:value-type="float">
            <text:p>0,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5299973" calcext:value-type="float">
            <text:p>0,0529997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0002" calcext:value-type="float">
            <text:p>0,033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3741998301" calcext:value-type="float">
            <text:p>0,374199830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8870009" calcext:value-type="float">
            <text:p>0,08870009</text:p>
          </table:table-cell>
          <table:table-cell office:value-type="float" office:value="0.1713" calcext:value-type="float">
            <text:p>0,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5089984" calcext:value-type="float">
            <text:p>0,05089984</text:p>
          </table:table-cell>
          <table:table-cell office:value-type="float" office:value="0.0039" calcext:value-type="float">
            <text:p>0,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0001" calcext:value-type="float">
            <text:p>0,02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3735999411" calcext:value-type="float">
            <text:p>0,373599941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210005" calcext:value-type="float">
            <text:p>0,08210005</text:p>
          </table:table-cell>
          <table:table-cell office:value-type="float" office:value="0.1639001" calcext:value-type="float">
            <text:p>0,16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" calcext:value-type="float">
            <text:p>0,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5479993" calcext:value-type="float">
            <text:p>0,0547999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9" calcext:value-type="float">
            <text:p>0,01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3565000699" calcext:value-type="float">
            <text:p>0,356500069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7390007" calcext:value-type="float">
            <text:p>0,07390007</text:p>
          </table:table-cell>
          <table:table-cell office:value-type="float" office:value="0.1704" calcext:value-type="float">
            <text:p>0,1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5229988" calcext:value-type="float">
            <text:p>0,0522998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3680999512" calcext:value-type="float">
            <text:p>0,368099951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140009" calcext:value-type="float">
            <text:p>0,08140009</text:p>
          </table:table-cell>
          <table:table-cell office:value-type="float" office:value="0.1662" calcext:value-type="float">
            <text:p>0,1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04479984" calcext:value-type="float">
            <text:p>0,04479984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1" calcext:value-type="float">
            <text:p>0,03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3570999411" calcext:value-type="float">
            <text:p>0,357099941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7870008" calcext:value-type="float">
            <text:p>0,07870008</text:p>
          </table:table-cell>
          <table:table-cell office:value-type="float" office:value="0.2176" calcext:value-type="float">
            <text:p>0,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624999" calcext:value-type="float">
            <text:p>0,0624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60001" calcext:value-type="float">
            <text:p>0,07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467699991" calcext:value-type="float">
            <text:p>0,46769999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7950009" calcext:value-type="float">
            <text:p>0,07950009</text:p>
          </table:table-cell>
          <table:table-cell office:value-type="float" office:value="0.1604001" calcext:value-type="float">
            <text:p>0,16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5839991" calcext:value-type="float">
            <text:p>0,0583999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0001" calcext:value-type="float">
            <text:p>0,03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37110011" calcext:value-type="float">
            <text:p>0,3711001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7520004" calcext:value-type="float">
            <text:p>0,07520004</text:p>
          </table:table-cell>
          <table:table-cell office:value-type="float" office:value="0.1684" calcext:value-type="float">
            <text:p>0,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54" calcext:value-type="float">
            <text:p>0,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669978" calcext:value-type="float">
            <text:p>0,0466997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9999" calcext:value-type="float">
            <text:p>0,023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346399811" calcext:value-type="float">
            <text:p>0,34639981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8160006" calcext:value-type="float">
            <text:p>0,08160006</text:p>
          </table:table-cell>
          <table:table-cell office:value-type="float" office:value="0.1547" calcext:value-type="float">
            <text:p>0,1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99999" calcext:value-type="float">
            <text:p>0,007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4509968" calcext:value-type="float">
            <text:p>0,0450996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9" calcext:value-type="float">
            <text:p>0,01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3302997291" calcext:value-type="float">
            <text:p>0,330299729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8230006" calcext:value-type="float">
            <text:p>0,08230006</text:p>
          </table:table-cell>
          <table:table-cell office:value-type="float" office:value="0.155" calcext:value-type="float">
            <text:p>0,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900001" calcext:value-type="float">
            <text:p>0,008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5399997" calcext:value-type="float">
            <text:p>0,0539999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0002" calcext:value-type="float">
            <text:p>0,028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3561000511" calcext:value-type="float">
            <text:p>0,356100051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240006" calcext:value-type="float">
            <text:p>0,07240006</text:p>
          </table:table-cell>
          <table:table-cell office:value-type="float" office:value="0.1498" calcext:value-type="float">
            <text:p>0,1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5830007" calcext:value-type="float">
            <text:p>0,0583000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0001" calcext:value-type="float">
            <text:p>0,033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3442001411" calcext:value-type="float">
            <text:p>0,344200141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7510006" calcext:value-type="float">
            <text:p>0,07510006</text:p>
          </table:table-cell>
          <table:table-cell office:value-type="float" office:value="0.1480001" calcext:value-type="float">
            <text:p>0,1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1" calcext:value-type="float">
            <text:p>0,008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569982" calcext:value-type="float">
            <text:p>0,04569982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" calcext:value-type="float">
            <text:p>0,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327699981" calcext:value-type="float">
            <text:p>0,32769998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7800007" calcext:value-type="float">
            <text:p>0,07800007</text:p>
          </table:table-cell>
          <table:table-cell office:value-type="float" office:value="0.1477001" calcext:value-type="float">
            <text:p>0,14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1222" calcext:value-type="float">
            <text:p>0,122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,0204</text:p>
          </table:table-cell>
          <table:table-cell office:value-type="float" office:value="0.05269971" calcext:value-type="float">
            <text:p>0,0526997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9997" calcext:value-type="float">
            <text:p>0,022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458299851" calcext:value-type="float">
            <text:p>0,45829985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7670001" calcext:value-type="float">
            <text:p>0,07670001</text:p>
          </table:table-cell>
          <table:table-cell office:value-type="float" office:value="0.2335001" calcext:value-type="float">
            <text:p>0,23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220028" calcext:value-type="float">
            <text:p>0,0522002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6" calcext:value-type="float">
            <text:p>0,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58410039" calcext:value-type="float">
            <text:p>0,5841003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7020003" calcext:value-type="float">
            <text:p>0,07020003</text:p>
          </table:table-cell>
          <table:table-cell office:value-type="float" office:value="0.1656" calcext:value-type="float">
            <text:p>0,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523999" calcext:value-type="float">
            <text:p>0,052399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9999" calcext:value-type="float">
            <text:p>0,065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384399921" calcext:value-type="float">
            <text:p>0,38439992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6760005" calcext:value-type="float">
            <text:p>0,06760005</text:p>
          </table:table-cell>
          <table:table-cell office:value-type="float" office:value="0.1534" calcext:value-type="float">
            <text:p>0,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649992" calcext:value-type="float">
            <text:p>0,0464999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" calcext:value-type="float">
            <text:p>0,0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32669997" calcext:value-type="float">
            <text:p>0,3266999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7520006" calcext:value-type="float">
            <text:p>0,07520006</text:p>
          </table:table-cell>
          <table:table-cell office:value-type="float" office:value="0.1698001" calcext:value-type="float">
            <text:p>0,16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779983" calcext:value-type="float">
            <text:p>0,0477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19999" calcext:value-type="float">
            <text:p>0,03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3582999801" calcext:value-type="float">
            <text:p>0,358299980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7080005" calcext:value-type="float">
            <text:p>0,07080005</text:p>
          </table:table-cell>
          <table:table-cell office:value-type="float" office:value="0.1562001" calcext:value-type="float">
            <text:p>0,15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79999" calcext:value-type="float">
            <text:p>0,0479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,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32880005" calcext:value-type="float">
            <text:p>0,3288000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7620009" calcext:value-type="float">
            <text:p>0,07620009</text:p>
          </table:table-cell>
          <table:table-cell office:value-type="float" office:value="0.1624" calcext:value-type="float">
            <text:p>0,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289989" calcext:value-type="float">
            <text:p>0,05289989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1" calcext:value-type="float">
            <text:p>0,02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3510999901" calcext:value-type="float">
            <text:p>0,351099990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430005" calcext:value-type="float">
            <text:p>0,06430005</text:p>
          </table:table-cell>
          <table:table-cell office:value-type="float" office:value="0.1513" calcext:value-type="float">
            <text:p>0,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369989" calcext:value-type="float">
            <text:p>0,04369989</text:p>
          </table:table-cell>
          <table:table-cell office:value-type="float" office:value="0.0036" calcext:value-type="float">
            <text:p>0,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0001" calcext:value-type="float">
            <text:p>0,02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3155999511" calcext:value-type="float">
            <text:p>0,315599951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280007" calcext:value-type="float">
            <text:p>0,08280007</text:p>
          </table:table-cell>
          <table:table-cell office:value-type="float" office:value="0.1857" calcext:value-type="float">
            <text:p>0,1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4819977" calcext:value-type="float">
            <text:p>0,0481997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" calcext:value-type="float">
            <text:p>0,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390899841" calcext:value-type="float">
            <text:p>0,39089984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7360008" calcext:value-type="float">
            <text:p>0,07360008</text:p>
          </table:table-cell>
          <table:table-cell office:value-type="float" office:value="0.1687001" calcext:value-type="float">
            <text:p>0,16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482999" calcext:value-type="float">
            <text:p>0,048299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9999" calcext:value-type="float">
            <text:p>0,04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362400071" calcext:value-type="float">
            <text:p>0,36240007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6820004" calcext:value-type="float">
            <text:p>0,06820004</text:p>
          </table:table-cell>
          <table:table-cell office:value-type="float" office:value="0.1635001" calcext:value-type="float">
            <text:p>0,16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2" calcext:value-type="float">
            <text:p>0,0076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649975" calcext:value-type="float">
            <text:p>0,0464997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60003" calcext:value-type="float">
            <text:p>0,050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359199922" calcext:value-type="float">
            <text:p>0,35919992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740004" calcext:value-type="float">
            <text:p>0,08740004</text:p>
          </table:table-cell>
          <table:table-cell office:value-type="float" office:value="0.2108001" calcext:value-type="float">
            <text:p>0,21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5629976" calcext:value-type="float">
            <text:p>0,0562997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0003" calcext:value-type="float">
            <text:p>0,033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43519993" calcext:value-type="float">
            <text:p>0,43519993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310006" calcext:value-type="float">
            <text:p>0,08310006</text:p>
          </table:table-cell>
          <table:table-cell office:value-type="float" office:value="0.2114001" calcext:value-type="float">
            <text:p>0,21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1" calcext:value-type="float">
            <text:p>0,007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,0203</text:p>
          </table:table-cell>
          <table:table-cell office:value-type="float" office:value="0.05919981" calcext:value-type="float">
            <text:p>0,05919981</text:p>
          </table:table-cell>
          <table:table-cell office:value-type="float" office:value="0.0028" calcext:value-type="float">
            <text:p>0,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70002" calcext:value-type="float">
            <text:p>0,046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440999991" calcext:value-type="float">
            <text:p>0,44099999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6960006" calcext:value-type="float">
            <text:p>0,06960006</text:p>
          </table:table-cell>
          <table:table-cell office:value-type="float" office:value="0.1822" calcext:value-type="float">
            <text:p>0,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533998" calcext:value-type="float">
            <text:p>0,0533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9998" calcext:value-type="float">
            <text:p>0,01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35639984" calcext:value-type="float">
            <text:p>0,3563998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130008" calcext:value-type="float">
            <text:p>0,08130008</text:p>
          </table:table-cell>
          <table:table-cell office:value-type="float" office:value="0.1784" calcext:value-type="float">
            <text:p>0,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1" calcext:value-type="float">
            <text:p>0,007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5479994" calcext:value-type="float">
            <text:p>0,05479994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2" calcext:value-type="float">
            <text:p>0,012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3647000411" calcext:value-type="float">
            <text:p>0,364700041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400007" calcext:value-type="float">
            <text:p>0,07400007</text:p>
          </table:table-cell>
          <table:table-cell office:value-type="float" office:value="0.1743" calcext:value-type="float">
            <text:p>0,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579991" calcext:value-type="float">
            <text:p>0,0557999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" calcext:value-type="float">
            <text:p>0,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3734999811" calcext:value-type="float">
            <text:p>0,373499981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7100006" calcext:value-type="float">
            <text:p>0,07100006</text:p>
          </table:table-cell>
          <table:table-cell office:value-type="float" office:value="0.1507001" calcext:value-type="float">
            <text:p>0,15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219989" calcext:value-type="float">
            <text:p>0,0521998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0001" calcext:value-type="float">
            <text:p>0,01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32940006" calcext:value-type="float">
            <text:p>0,3294000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7100007" calcext:value-type="float">
            <text:p>0,07100007</text:p>
          </table:table-cell>
          <table:table-cell office:value-type="float" office:value="0.1707001" calcext:value-type="float">
            <text:p>0,17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5319984" calcext:value-type="float">
            <text:p>0,05319984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" calcext:value-type="float">
            <text:p>0,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383600011" calcext:value-type="float">
            <text:p>0,38360001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370005" calcext:value-type="float">
            <text:p>0,08370005</text:p>
          </table:table-cell>
          <table:table-cell office:value-type="float" office:value="0.2095001" calcext:value-type="float">
            <text:p>0,20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99999" calcext:value-type="float">
            <text:p>0,008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5650004" calcext:value-type="float">
            <text:p>0,0565000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,016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405500179" calcext:value-type="float">
            <text:p>0,405500179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670005" calcext:value-type="float">
            <text:p>0,08670005</text:p>
          </table:table-cell>
          <table:table-cell office:value-type="float" office:value="0.2099" calcext:value-type="float">
            <text:p>0,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6039979" calcext:value-type="float">
            <text:p>0,06039979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09998" calcext:value-type="float">
            <text:p>0,085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481299821" calcext:value-type="float">
            <text:p>0,48129982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8110008" calcext:value-type="float">
            <text:p>0,08110008</text:p>
          </table:table-cell>
          <table:table-cell office:value-type="float" office:value="0.2066001" calcext:value-type="float">
            <text:p>0,20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00001" calcext:value-type="float">
            <text:p>0,009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6640005" calcext:value-type="float">
            <text:p>0,06640005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9999" calcext:value-type="float">
            <text:p>0,02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418000221" calcext:value-type="float">
            <text:p>0,41800022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7300006" calcext:value-type="float">
            <text:p>0,07300006</text:p>
          </table:table-cell>
          <table:table-cell office:value-type="float" office:value="0.1809001" calcext:value-type="float">
            <text:p>0,18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4889981" calcext:value-type="float">
            <text:p>0,0488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0001" calcext:value-type="float">
            <text:p>0,02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3618999801" calcext:value-type="float">
            <text:p>0,361899980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7360007" calcext:value-type="float">
            <text:p>0,07360007</text:p>
          </table:table-cell>
          <table:table-cell office:value-type="float" office:value="0.1762" calcext:value-type="float">
            <text:p>0,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4929985" calcext:value-type="float">
            <text:p>0,0492998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0001" calcext:value-type="float">
            <text:p>0,02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362099931" calcext:value-type="float">
            <text:p>0,36209993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6900005" calcext:value-type="float">
            <text:p>0,06900005</text:p>
          </table:table-cell>
          <table:table-cell office:value-type="float" office:value="0.1603" calcext:value-type="float">
            <text:p>0,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474998" calcext:value-type="float">
            <text:p>0,0474998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" calcext:value-type="float">
            <text:p>0,0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33339985" calcext:value-type="float">
            <text:p>0,3333998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8630011" calcext:value-type="float">
            <text:p>0,08630011</text:p>
          </table:table-cell>
          <table:table-cell office:value-type="float" office:value="0.1682001" calcext:value-type="float">
            <text:p>0,16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369987" calcext:value-type="float">
            <text:p>0,0536998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0001" calcext:value-type="float">
            <text:p>0,019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361600091" calcext:value-type="float">
            <text:p>0,36160009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930006" calcext:value-type="float">
            <text:p>0,06930006</text:p>
          </table:table-cell>
          <table:table-cell office:value-type="float" office:value="0.1664001" calcext:value-type="float">
            <text:p>0,16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5109989" calcext:value-type="float">
            <text:p>0,0510998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40003" calcext:value-type="float">
            <text:p>0,0484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3672000812" calcext:value-type="float">
            <text:p>0,367200081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7670006" calcext:value-type="float">
            <text:p>0,07670006</text:p>
          </table:table-cell>
          <table:table-cell office:value-type="float" office:value="0.1652" calcext:value-type="float">
            <text:p>0,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5179987" calcext:value-type="float">
            <text:p>0,0517998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9999" calcext:value-type="float">
            <text:p>0,014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34339992" calcext:value-type="float">
            <text:p>0,3433999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8510008" calcext:value-type="float">
            <text:p>0,08510008</text:p>
          </table:table-cell>
          <table:table-cell office:value-type="float" office:value="0.1545" calcext:value-type="float">
            <text:p>0,1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619971" calcext:value-type="float">
            <text:p>0,0461997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9" calcext:value-type="float">
            <text:p>0,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435799791" calcext:value-type="float">
            <text:p>0,43579979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6870007" calcext:value-type="float">
            <text:p>0,06870007</text:p>
          </table:table-cell>
          <table:table-cell office:value-type="float" office:value="0.1502001" calcext:value-type="float">
            <text:p>0,15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709989" calcext:value-type="float">
            <text:p>0,0470998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0003" calcext:value-type="float">
            <text:p>0,041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337700091" calcext:value-type="float">
            <text:p>0,33770009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9130006" calcext:value-type="float">
            <text:p>0,09130006</text:p>
          </table:table-cell>
          <table:table-cell office:value-type="float" office:value="0.1847001" calcext:value-type="float">
            <text:p>0,18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5299976" calcext:value-type="float">
            <text:p>0,0529997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9998" calcext:value-type="float">
            <text:p>0,040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4077999011" calcext:value-type="float">
            <text:p>0,407799901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660007" calcext:value-type="float">
            <text:p>0,07660007</text:p>
          </table:table-cell>
          <table:table-cell office:value-type="float" office:value="0.2021" calcext:value-type="float">
            <text:p>0,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2" calcext:value-type="float">
            <text:p>0,006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543999" calcext:value-type="float">
            <text:p>0,0543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60001" calcext:value-type="float">
            <text:p>0,075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445299982" calcext:value-type="float">
            <text:p>0,44529998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410003" calcext:value-type="float">
            <text:p>0,07410003</text:p>
          </table:table-cell>
          <table:table-cell office:value-type="float" office:value="0.2892998" calcext:value-type="float">
            <text:p>0,289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5199977" calcext:value-type="float">
            <text:p>0,0519997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4864996001" calcext:value-type="float">
            <text:p>0,486499600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8530009" calcext:value-type="float">
            <text:p>0,08530009</text:p>
          </table:table-cell>
          <table:table-cell office:value-type="float" office:value="0.1541" calcext:value-type="float">
            <text:p>0,1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4779988" calcext:value-type="float">
            <text:p>0,0477998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1" calcext:value-type="float">
            <text:p>0,02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342199981" calcext:value-type="float">
            <text:p>0,34219998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6750006" calcext:value-type="float">
            <text:p>0,06750006</text:p>
          </table:table-cell>
          <table:table-cell office:value-type="float" office:value="0.1476001" calcext:value-type="float">
            <text:p>0,14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1107998" calcext:value-type="float">
            <text:p>0,1107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0002" calcext:value-type="float">
            <text:p>0,01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367599981" calcext:value-type="float">
            <text:p>0,36759998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930004" calcext:value-type="float">
            <text:p>0,06930004</text:p>
          </table:table-cell>
          <table:table-cell office:value-type="float" office:value="0.1565001" calcext:value-type="float">
            <text:p>0,15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44999" calcext:value-type="float">
            <text:p>0,044499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3144000411" calcext:value-type="float">
            <text:p>0,314400041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60006" calcext:value-type="float">
            <text:p>0,07660006</text:p>
          </table:table-cell>
          <table:table-cell office:value-type="float" office:value="0.1794" calcext:value-type="float">
            <text:p>0,1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2" calcext:value-type="float">
            <text:p>0,008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669984" calcext:value-type="float">
            <text:p>0,0466998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,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3565999022" calcext:value-type="float">
            <text:p>0,356599902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750005" calcext:value-type="float">
            <text:p>0,06750005</text:p>
          </table:table-cell>
          <table:table-cell office:value-type="float" office:value="0.1758001" calcext:value-type="float">
            <text:p>0,17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4349976" calcext:value-type="float">
            <text:p>0,0434997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10002" calcext:value-type="float">
            <text:p>0,024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340699931" calcext:value-type="float">
            <text:p>0,34069993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770007" calcext:value-type="float">
            <text:p>0,07770007</text:p>
          </table:table-cell>
          <table:table-cell office:value-type="float" office:value="0.1851001" calcext:value-type="float">
            <text:p>0,18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0494997" calcext:value-type="float">
            <text:p>0,049499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7" calcext:value-type="float">
            <text:p>0,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4288998711" calcext:value-type="float">
            <text:p>0,428899871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110006" calcext:value-type="float">
            <text:p>0,08110006</text:p>
          </table:table-cell>
          <table:table-cell office:value-type="float" office:value="0.1953001" calcext:value-type="float">
            <text:p>0,19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2" calcext:value-type="float">
            <text:p>0,0078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5349991" calcext:value-type="float">
            <text:p>0,0534999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0002" calcext:value-type="float">
            <text:p>0,04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411000092" calcext:value-type="float">
            <text:p>0,41100009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7330008" calcext:value-type="float">
            <text:p>0,07330008</text:p>
          </table:table-cell>
          <table:table-cell office:value-type="float" office:value="0.1716001" calcext:value-type="float">
            <text:p>0,17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4579978" calcext:value-type="float">
            <text:p>0,0457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" calcext:value-type="float">
            <text:p>0,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35089996" calcext:value-type="float">
            <text:p>0,3508999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7370007" calcext:value-type="float">
            <text:p>0,07370007</text:p>
          </table:table-cell>
          <table:table-cell office:value-type="float" office:value="0.1582001" calcext:value-type="float">
            <text:p>0,15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99999" calcext:value-type="float">
            <text:p>0,007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5009979" calcext:value-type="float">
            <text:p>0,0500997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0001" calcext:value-type="float">
            <text:p>0,04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356499969" calcext:value-type="float">
            <text:p>0,35649996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770008" calcext:value-type="float">
            <text:p>0,07770008</text:p>
          </table:table-cell>
          <table:table-cell office:value-type="float" office:value="0.1668001" calcext:value-type="float">
            <text:p>0,16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4759979" calcext:value-type="float">
            <text:p>0,0475997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0001" calcext:value-type="float">
            <text:p>0,02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35759998" calcext:value-type="float">
            <text:p>0,3575999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860007" calcext:value-type="float">
            <text:p>0,06860007</text:p>
          </table:table-cell>
          <table:table-cell office:value-type="float" office:value="0.1648" calcext:value-type="float">
            <text:p>0,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478999" calcext:value-type="float">
            <text:p>0,0478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9999" calcext:value-type="float">
            <text:p>0,02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3384999601" calcext:value-type="float">
            <text:p>0,33849996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7060004" calcext:value-type="float">
            <text:p>0,07060004</text:p>
          </table:table-cell>
          <table:table-cell office:value-type="float" office:value="0.1637001" calcext:value-type="float">
            <text:p>0,16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549986" calcext:value-type="float">
            <text:p>0,04549986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9999" calcext:value-type="float">
            <text:p>0,02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33009999" calcext:value-type="float">
            <text:p>0,3300999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020008" calcext:value-type="float">
            <text:p>0,07020008</text:p>
          </table:table-cell>
          <table:table-cell office:value-type="float" office:value="0.1618001" calcext:value-type="float">
            <text:p>0,16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56997" calcext:value-type="float">
            <text:p>0,045699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2" calcext:value-type="float">
            <text:p>0,035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3435999" calcext:value-type="float">
            <text:p>0,343599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720006" calcext:value-type="float">
            <text:p>0,06720006</text:p>
          </table:table-cell>
          <table:table-cell office:value-type="float" office:value="0.1647001" calcext:value-type="float">
            <text:p>0,16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709993" calcext:value-type="float">
            <text:p>0,04709993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" calcext:value-type="float">
            <text:p>0,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33440009" calcext:value-type="float">
            <text:p>0,3344000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110005" calcext:value-type="float">
            <text:p>0,07110005</text:p>
          </table:table-cell>
          <table:table-cell office:value-type="float" office:value="0.1632001" calcext:value-type="float">
            <text:p>0,16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809996" calcext:value-type="float">
            <text:p>0,0480999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341100111" calcext:value-type="float">
            <text:p>0,34110011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6800004" calcext:value-type="float">
            <text:p>0,06800004</text:p>
          </table:table-cell>
          <table:table-cell office:value-type="float" office:value="0.1638001" calcext:value-type="float">
            <text:p>0,16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919994" calcext:value-type="float">
            <text:p>0,0491999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5" calcext:value-type="float">
            <text:p>0,0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382000081" calcext:value-type="float">
            <text:p>0,38200008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580005" calcext:value-type="float">
            <text:p>0,07580005</text:p>
          </table:table-cell>
          <table:table-cell office:value-type="float" office:value="0.1700001" calcext:value-type="float">
            <text:p>0,1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9099999" calcext:value-type="float">
            <text:p>0,009099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869989" calcext:value-type="float">
            <text:p>0,04869989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0002" calcext:value-type="float">
            <text:p>0,011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342700059" calcext:value-type="float">
            <text:p>0,342700059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9040006" calcext:value-type="float">
            <text:p>0,09040006</text:p>
          </table:table-cell>
          <table:table-cell office:value-type="float" office:value="0.1963" calcext:value-type="float">
            <text:p>0,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550998" calcext:value-type="float">
            <text:p>0,055099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9999" calcext:value-type="float">
            <text:p>0,01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39339985" calcext:value-type="float">
            <text:p>0,3933998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440004" calcext:value-type="float">
            <text:p>0,07440004</text:p>
          </table:table-cell>
          <table:table-cell office:value-type="float" office:value="0.2077001" calcext:value-type="float">
            <text:p>0,20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7" calcext:value-type="float">
            <text:p>0,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5589998" calcext:value-type="float">
            <text:p>0,05589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" calcext:value-type="float">
            <text:p>0,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414600121" calcext:value-type="float">
            <text:p>0,41460012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8070008" calcext:value-type="float">
            <text:p>0,08070008</text:p>
          </table:table-cell>
          <table:table-cell office:value-type="float" office:value="0.1605001" calcext:value-type="float">
            <text:p>0,16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5229983" calcext:value-type="float">
            <text:p>0,05229983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0003" calcext:value-type="float">
            <text:p>0,032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3577000401" calcext:value-type="float">
            <text:p>0,357700040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6700005" calcext:value-type="float">
            <text:p>0,06700005</text:p>
          </table:table-cell>
          <table:table-cell office:value-type="float" office:value="0.1448001" calcext:value-type="float">
            <text:p>0,14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389982" calcext:value-type="float">
            <text:p>0,0438998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" calcext:value-type="float">
            <text:p>0,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3127999711" calcext:value-type="float">
            <text:p>0,312799971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010006" calcext:value-type="float">
            <text:p>0,07010006</text:p>
          </table:table-cell>
          <table:table-cell office:value-type="float" office:value="0.1565001" calcext:value-type="float">
            <text:p>0,15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1117" calcext:value-type="float">
            <text:p>0,111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4919969" calcext:value-type="float">
            <text:p>0,0491996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79999" calcext:value-type="float">
            <text:p>0,03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455399841" calcext:value-type="float">
            <text:p>0,45539984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6200004" calcext:value-type="float">
            <text:p>0,06200004</text:p>
          </table:table-cell>
          <table:table-cell office:value-type="float" office:value="0.1567001" calcext:value-type="float">
            <text:p>0,15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259977" calcext:value-type="float">
            <text:p>0,0425997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9998" calcext:value-type="float">
            <text:p>0,036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3272998901" calcext:value-type="float">
            <text:p>0,327299890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6100005" calcext:value-type="float">
            <text:p>0,06100005</text:p>
          </table:table-cell>
          <table:table-cell office:value-type="float" office:value="0.1566" calcext:value-type="float">
            <text:p>0,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039977" calcext:value-type="float">
            <text:p>0,04039977</text:p>
          </table:table-cell>
          <table:table-cell office:value-type="float" office:value="0.0036" calcext:value-type="float">
            <text:p>0,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9999" calcext:value-type="float">
            <text:p>0,04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3333998111" calcext:value-type="float">
            <text:p>0,333399811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030005" calcext:value-type="float">
            <text:p>0,07030005</text:p>
          </table:table-cell>
          <table:table-cell office:value-type="float" office:value="0.1669001" calcext:value-type="float">
            <text:p>0,16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2" calcext:value-type="float">
            <text:p>0,006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279969" calcext:value-type="float">
            <text:p>0,0427996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" calcext:value-type="float">
            <text:p>0,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3767998421" calcext:value-type="float">
            <text:p>0,376799842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050005" calcext:value-type="float">
            <text:p>0,07050005</text:p>
          </table:table-cell>
          <table:table-cell office:value-type="float" office:value="0.1657" calcext:value-type="float">
            <text:p>0,1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449976" calcext:value-type="float">
            <text:p>0,0444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29999" calcext:value-type="float">
            <text:p>0,06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3767998" calcext:value-type="float">
            <text:p>0,3767998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830005" calcext:value-type="float">
            <text:p>0,06830005</text:p>
          </table:table-cell>
          <table:table-cell office:value-type="float" office:value="0.1627001" calcext:value-type="float">
            <text:p>0,16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409972" calcext:value-type="float">
            <text:p>0,04409972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0002" calcext:value-type="float">
            <text:p>0,062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36499989" calcext:value-type="float">
            <text:p>0,36499989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370005" calcext:value-type="float">
            <text:p>0,07370005</text:p>
          </table:table-cell>
          <table:table-cell office:value-type="float" office:value="0.1410001" calcext:value-type="float">
            <text:p>0,1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369982" calcext:value-type="float">
            <text:p>0,0436998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1" calcext:value-type="float">
            <text:p>0,01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30049998" calcext:value-type="float">
            <text:p>0,3004999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6500006" calcext:value-type="float">
            <text:p>0,06500006</text:p>
          </table:table-cell>
          <table:table-cell office:value-type="float" office:value="0.1636001" calcext:value-type="float">
            <text:p>0,16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499972" calcext:value-type="float">
            <text:p>0,0449997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30001" calcext:value-type="float">
            <text:p>0,06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3644998911" calcext:value-type="float">
            <text:p>0,36449989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6200007" calcext:value-type="float">
            <text:p>0,06200007</text:p>
          </table:table-cell>
          <table:table-cell office:value-type="float" office:value="0.1379001" calcext:value-type="float">
            <text:p>0,13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239978" calcext:value-type="float">
            <text:p>0,0423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9998" calcext:value-type="float">
            <text:p>0,023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2928999311" calcext:value-type="float">
            <text:p>0,292899931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200004" calcext:value-type="float">
            <text:p>0,06200004</text:p>
          </table:table-cell>
          <table:table-cell office:value-type="float" office:value="0.1555001" calcext:value-type="float">
            <text:p>0,15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3849973" calcext:value-type="float">
            <text:p>0,0384997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2975998701" calcext:value-type="float">
            <text:p>0,297599870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6770005" calcext:value-type="float">
            <text:p>0,06770005</text:p>
          </table:table-cell>
          <table:table-cell office:value-type="float" office:value="0.1380001" calcext:value-type="float">
            <text:p>0,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899976" calcext:value-type="float">
            <text:p>0,0389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0001" calcext:value-type="float">
            <text:p>0,02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2971999211" calcext:value-type="float">
            <text:p>0,297199921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6040003" calcext:value-type="float">
            <text:p>0,06040003</text:p>
          </table:table-cell>
          <table:table-cell office:value-type="float" office:value="0.1506" calcext:value-type="float">
            <text:p>0,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476" calcext:value-type="float">
            <text:p>0,0476</text:p>
          </table:table-cell>
          <table:table-cell office:value-type="float" office:value="0.0427997" calcext:value-type="float">
            <text:p>0,0427997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" calcext:value-type="float">
            <text:p>0,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3537997311" calcext:value-type="float">
            <text:p>0,353799731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000005" calcext:value-type="float">
            <text:p>0,07000005</text:p>
          </table:table-cell>
          <table:table-cell office:value-type="float" office:value="0.1469001" calcext:value-type="float">
            <text:p>0,14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299974" calcext:value-type="float">
            <text:p>0,04299974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0001" calcext:value-type="float">
            <text:p>0,02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3160999001" calcext:value-type="float">
            <text:p>0,316099900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6520005" calcext:value-type="float">
            <text:p>0,06520005</text:p>
          </table:table-cell>
          <table:table-cell office:value-type="float" office:value="0.1627001" calcext:value-type="float">
            <text:p>0,16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429976" calcext:value-type="float">
            <text:p>0,04429976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" calcext:value-type="float">
            <text:p>0,0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3647999102" calcext:value-type="float">
            <text:p>0,364799910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280005" calcext:value-type="float">
            <text:p>0,06280005</text:p>
          </table:table-cell>
          <table:table-cell office:value-type="float" office:value="0.1541001" calcext:value-type="float">
            <text:p>0,1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289979" calcext:value-type="float">
            <text:p>0,04289979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6" calcext:value-type="float">
            <text:p>0,0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35059994" calcext:value-type="float">
            <text:p>0,3505999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560006" calcext:value-type="float">
            <text:p>0,06560006</text:p>
          </table:table-cell>
          <table:table-cell office:value-type="float" office:value="0.1584" calcext:value-type="float">
            <text:p>0,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09984" calcext:value-type="float">
            <text:p>0,04309984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9" calcext:value-type="float">
            <text:p>0,0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3442999011" calcext:value-type="float">
            <text:p>0,344299901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380006" calcext:value-type="float">
            <text:p>0,06380006</text:p>
          </table:table-cell>
          <table:table-cell office:value-type="float" office:value="0.1543001" calcext:value-type="float">
            <text:p>0,15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629992" calcext:value-type="float">
            <text:p>0,0462999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0002" calcext:value-type="float">
            <text:p>0,062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355100101" calcext:value-type="float">
            <text:p>0,3551001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930004" calcext:value-type="float">
            <text:p>0,05930004</text:p>
          </table:table-cell>
          <table:table-cell office:value-type="float" office:value="0.1503001" calcext:value-type="float">
            <text:p>0,1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89976" calcext:value-type="float">
            <text:p>0,0408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0001" calcext:value-type="float">
            <text:p>0,04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32459991" calcext:value-type="float">
            <text:p>0,3245999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160004" calcext:value-type="float">
            <text:p>0,06160004</text:p>
          </table:table-cell>
          <table:table-cell office:value-type="float" office:value="0.1488" calcext:value-type="float">
            <text:p>0,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39985" calcext:value-type="float">
            <text:p>0,04039985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1" calcext:value-type="float">
            <text:p>0,0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295599901" calcext:value-type="float">
            <text:p>0,29559990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230006" calcext:value-type="float">
            <text:p>0,06230006</text:p>
          </table:table-cell>
          <table:table-cell office:value-type="float" office:value="0.1530001" calcext:value-type="float">
            <text:p>0,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459971" calcext:value-type="float">
            <text:p>0,0445997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9999" calcext:value-type="float">
            <text:p>0,07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35949986" calcext:value-type="float">
            <text:p>0,3594998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260005" calcext:value-type="float">
            <text:p>0,06260005</text:p>
          </table:table-cell>
          <table:table-cell office:value-type="float" office:value="0.1566001" calcext:value-type="float">
            <text:p>0,15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439973" calcext:value-type="float">
            <text:p>0,0443997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0002" calcext:value-type="float">
            <text:p>0,078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3701999012" calcext:value-type="float">
            <text:p>0,3701999012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440006" calcext:value-type="float">
            <text:p>0,06440006</text:p>
          </table:table-cell>
          <table:table-cell office:value-type="float" office:value="0.1638001" calcext:value-type="float">
            <text:p>0,16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4" calcext:value-type="float">
            <text:p>0,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29982" calcext:value-type="float">
            <text:p>0,0432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0001" calcext:value-type="float">
            <text:p>0,055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36069999" calcext:value-type="float">
            <text:p>0,3606999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010005" calcext:value-type="float">
            <text:p>0,07010005</text:p>
          </table:table-cell>
          <table:table-cell office:value-type="float" office:value="0.1369001" calcext:value-type="float">
            <text:p>0,13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3949981" calcext:value-type="float">
            <text:p>0,03949981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001" calcext:value-type="float">
            <text:p>0,016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292099971" calcext:value-type="float">
            <text:p>0,29209997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080004" calcext:value-type="float">
            <text:p>0,06080004</text:p>
          </table:table-cell>
          <table:table-cell office:value-type="float" office:value="0.152" calcext:value-type="float">
            <text:p>0,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3989965" calcext:value-type="float">
            <text:p>0,03989965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9998" calcext:value-type="float">
            <text:p>0,058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336899671" calcext:value-type="float">
            <text:p>0,33689967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960006" calcext:value-type="float">
            <text:p>0,06960006</text:p>
          </table:table-cell>
          <table:table-cell office:value-type="float" office:value="0.1409" calcext:value-type="float">
            <text:p>0,1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3979981" calcext:value-type="float">
            <text:p>0,03979981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002" calcext:value-type="float">
            <text:p>0,024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304599891" calcext:value-type="float">
            <text:p>0,30459989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270006" calcext:value-type="float">
            <text:p>0,06270006</text:p>
          </table:table-cell>
          <table:table-cell office:value-type="float" office:value="0.137" calcext:value-type="float">
            <text:p>0,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839986" calcext:value-type="float">
            <text:p>0,0483998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0001" calcext:value-type="float">
            <text:p>0,027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30409993" calcext:value-type="float">
            <text:p>0,3040999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500005" calcext:value-type="float">
            <text:p>0,06500005</text:p>
          </table:table-cell>
          <table:table-cell office:value-type="float" office:value="0.1556001" calcext:value-type="float">
            <text:p>0,15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019979" calcext:value-type="float">
            <text:p>0,04019979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0002" calcext:value-type="float">
            <text:p>0,045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333599961" calcext:value-type="float">
            <text:p>0,33359996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830004" calcext:value-type="float">
            <text:p>0,06830004</text:p>
          </table:table-cell>
          <table:table-cell office:value-type="float" office:value="0.1634001" calcext:value-type="float">
            <text:p>0,16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309975" calcext:value-type="float">
            <text:p>0,0430997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0003" calcext:value-type="float">
            <text:p>0,065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3685999211" calcext:value-type="float">
            <text:p>0,368599921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140006" calcext:value-type="float">
            <text:p>0,06140006</text:p>
          </table:table-cell>
          <table:table-cell office:value-type="float" office:value="0.1371" calcext:value-type="float">
            <text:p>0,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179988" calcext:value-type="float">
            <text:p>0,0417998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9999" calcext:value-type="float">
            <text:p>0,018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286299931" calcext:value-type="float">
            <text:p>0,28629993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790005" calcext:value-type="float">
            <text:p>0,06790005</text:p>
          </table:table-cell>
          <table:table-cell office:value-type="float" office:value="0.1527" calcext:value-type="float">
            <text:p>0,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519982" calcext:value-type="float">
            <text:p>0,04519982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50001" calcext:value-type="float">
            <text:p>0,06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362199881" calcext:value-type="float">
            <text:p>0,36219988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7250005" calcext:value-type="float">
            <text:p>0,07250005</text:p>
          </table:table-cell>
          <table:table-cell office:value-type="float" office:value="0.1625" calcext:value-type="float">
            <text:p>0,1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89979" calcext:value-type="float">
            <text:p>0,0438997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89999" calcext:value-type="float">
            <text:p>0,05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3589998302" calcext:value-type="float">
            <text:p>0,358999830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610005" calcext:value-type="float">
            <text:p>0,06610005</text:p>
          </table:table-cell>
          <table:table-cell office:value-type="float" office:value="0.1465001" calcext:value-type="float">
            <text:p>0,14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099978" calcext:value-type="float">
            <text:p>0,0409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" calcext:value-type="float">
            <text:p>0,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3020999301" calcext:value-type="float">
            <text:p>0,302099930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190004" calcext:value-type="float">
            <text:p>0,06190004</text:p>
          </table:table-cell>
          <table:table-cell office:value-type="float" office:value="0.1514001" calcext:value-type="float">
            <text:p>0,1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229978" calcext:value-type="float">
            <text:p>0,0422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9999" calcext:value-type="float">
            <text:p>0,045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3292999101" calcext:value-type="float">
            <text:p>0,329299910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940005" calcext:value-type="float">
            <text:p>0,06940005</text:p>
          </table:table-cell>
          <table:table-cell office:value-type="float" office:value="0.1533001" calcext:value-type="float">
            <text:p>0,15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229976" calcext:value-type="float">
            <text:p>0,04229976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0001" calcext:value-type="float">
            <text:p>0,063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3559999211" calcext:value-type="float">
            <text:p>0,355999921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200004" calcext:value-type="float">
            <text:p>0,06200004</text:p>
          </table:table-cell>
          <table:table-cell office:value-type="float" office:value="0.1549001" calcext:value-type="float">
            <text:p>0,15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59971" calcext:value-type="float">
            <text:p>0,0415997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0001" calcext:value-type="float">
            <text:p>0,01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2985998612" calcext:value-type="float">
            <text:p>0,298599861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6380005" calcext:value-type="float">
            <text:p>0,06380005</text:p>
          </table:table-cell>
          <table:table-cell office:value-type="float" office:value="0.1535001" calcext:value-type="float">
            <text:p>0,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329985" calcext:value-type="float">
            <text:p>0,04329985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79999" calcext:value-type="float">
            <text:p>0,061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350799991" calcext:value-type="float">
            <text:p>0,35079999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6090005" calcext:value-type="float">
            <text:p>0,06090005</text:p>
          </table:table-cell>
          <table:table-cell office:value-type="float" office:value="0.1547001" calcext:value-type="float">
            <text:p>0,15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79976" calcext:value-type="float">
            <text:p>0,04079976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10002" calcext:value-type="float">
            <text:p>0,074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357599931" calcext:value-type="float">
            <text:p>0,35759993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010004" calcext:value-type="float">
            <text:p>0,06010004</text:p>
          </table:table-cell>
          <table:table-cell office:value-type="float" office:value="0.1498001" calcext:value-type="float">
            <text:p>0,14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329974" calcext:value-type="float">
            <text:p>0,0432997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9998" calcext:value-type="float">
            <text:p>0,038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31929986" calcext:value-type="float">
            <text:p>0,3192998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310005" calcext:value-type="float">
            <text:p>0,06310005</text:p>
          </table:table-cell>
          <table:table-cell office:value-type="float" office:value="0.1616001" calcext:value-type="float">
            <text:p>0,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339975" calcext:value-type="float">
            <text:p>0,04339975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39999" calcext:value-type="float">
            <text:p>0,05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347399891" calcext:value-type="float">
            <text:p>0,34739989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7560007" calcext:value-type="float">
            <text:p>0,07560007</text:p>
          </table:table-cell>
          <table:table-cell office:value-type="float" office:value="0.1642" calcext:value-type="float">
            <text:p>0,1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489975" calcext:value-type="float">
            <text:p>0,0448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9999" calcext:value-type="float">
            <text:p>0,03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3453998111" calcext:value-type="float">
            <text:p>0,345399811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7050003" calcext:value-type="float">
            <text:p>0,07050003</text:p>
          </table:table-cell>
          <table:table-cell office:value-type="float" office:value="0.1383" calcext:value-type="float">
            <text:p>0,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7759969" calcext:value-type="float">
            <text:p>0,0775996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00025" calcext:value-type="float">
            <text:p>0,008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321199745" calcext:value-type="float">
            <text:p>0,32119974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7640008" calcext:value-type="float">
            <text:p>0,07640008</text:p>
          </table:table-cell>
          <table:table-cell office:value-type="float" office:value="0.1616001" calcext:value-type="float">
            <text:p>0,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09977" calcext:value-type="float">
            <text:p>0,0430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0001" calcext:value-type="float">
            <text:p>0,03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34469996" calcext:value-type="float">
            <text:p>0,3446999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210007" calcext:value-type="float">
            <text:p>0,06210007</text:p>
          </table:table-cell>
          <table:table-cell office:value-type="float" office:value="0.1558001" calcext:value-type="float">
            <text:p>0,15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259972" calcext:value-type="float">
            <text:p>0,0425997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9999" calcext:value-type="float">
            <text:p>0,054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34449988" calcext:value-type="float">
            <text:p>0,34449988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6910004" calcext:value-type="float">
            <text:p>0,06910004</text:p>
          </table:table-cell>
          <table:table-cell office:value-type="float" office:value="0.1514001" calcext:value-type="float">
            <text:p>0,1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289971" calcext:value-type="float">
            <text:p>0,0428997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2" calcext:value-type="float">
            <text:p>0,077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3686998701" calcext:value-type="float">
            <text:p>0,368699870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940006" calcext:value-type="float">
            <text:p>0,06940006</text:p>
          </table:table-cell>
          <table:table-cell office:value-type="float" office:value="0.1426" calcext:value-type="float">
            <text:p>0,1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469966" calcext:value-type="float">
            <text:p>0,04469966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9999" calcext:value-type="float">
            <text:p>0,062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3462997111" calcext:value-type="float">
            <text:p>0,346299711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6730005" calcext:value-type="float">
            <text:p>0,06730005</text:p>
          </table:table-cell>
          <table:table-cell office:value-type="float" office:value="0.1562" calcext:value-type="float">
            <text:p>0,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5649978" calcext:value-type="float">
            <text:p>0,0564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09998" calcext:value-type="float">
            <text:p>0,029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337299811" calcext:value-type="float">
            <text:p>0,33729981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5950002" calcext:value-type="float">
            <text:p>0,05950002</text:p>
          </table:table-cell>
          <table:table-cell office:value-type="float" office:value="0.1493001" calcext:value-type="float">
            <text:p>0,14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149968" calcext:value-type="float">
            <text:p>0,0414996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49998" calcext:value-type="float">
            <text:p>0,060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3378997802" calcext:value-type="float">
            <text:p>0,337899780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110007" calcext:value-type="float">
            <text:p>0,07110007</text:p>
          </table:table-cell>
          <table:table-cell office:value-type="float" office:value="0.1527001" calcext:value-type="float">
            <text:p>0,15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539986" calcext:value-type="float">
            <text:p>0,0453998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00001" calcext:value-type="float">
            <text:p>0,04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344100041" calcext:value-type="float">
            <text:p>0,34410004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990004" calcext:value-type="float">
            <text:p>0,06990004</text:p>
          </table:table-cell>
          <table:table-cell office:value-type="float" office:value="0.1454" calcext:value-type="float">
            <text:p>0,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59984" calcext:value-type="float">
            <text:p>0,04059984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0001" calcext:value-type="float">
            <text:p>0,01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297399891" calcext:value-type="float">
            <text:p>0,29739989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6050004" calcext:value-type="float">
            <text:p>0,06050004</text:p>
          </table:table-cell>
          <table:table-cell office:value-type="float" office:value="0.1543" calcext:value-type="float">
            <text:p>0,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00001" calcext:value-type="float">
            <text:p>0,005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06998" calcext:value-type="float">
            <text:p>0,0406998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00001" calcext:value-type="float">
            <text:p>0,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3481998512" calcext:value-type="float">
            <text:p>0,348199851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7390006" calcext:value-type="float">
            <text:p>0,07390006</text:p>
          </table:table-cell>
          <table:table-cell office:value-type="float" office:value="0.1523001" calcext:value-type="float">
            <text:p>0,15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19976" calcext:value-type="float">
            <text:p>0,04019976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" calcext:value-type="float">
            <text:p>0,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3400999211" calcext:value-type="float">
            <text:p>0,340099921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040005" calcext:value-type="float">
            <text:p>0,06040005</text:p>
          </table:table-cell>
          <table:table-cell office:value-type="float" office:value="0.1527" calcext:value-type="float">
            <text:p>0,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99972" calcext:value-type="float">
            <text:p>0,0429997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80001" calcext:value-type="float">
            <text:p>0,05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3380997811" calcext:value-type="float">
            <text:p>0,338099781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6800004" calcext:value-type="float">
            <text:p>0,06800004</text:p>
          </table:table-cell>
          <table:table-cell office:value-type="float" office:value="0.1712" calcext:value-type="float">
            <text:p>0,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219961" calcext:value-type="float">
            <text:p>0,0421996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1" calcext:value-type="float">
            <text:p>0,0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33359966" calcext:value-type="float">
            <text:p>0,3335996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380005" calcext:value-type="float">
            <text:p>0,06380005</text:p>
          </table:table-cell>
          <table:table-cell office:value-type="float" office:value="0.1608001" calcext:value-type="float">
            <text:p>0,16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29976" calcext:value-type="float">
            <text:p>0,0432997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9999" calcext:value-type="float">
            <text:p>0,046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3438999001" calcext:value-type="float">
            <text:p>0,343899900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6220004" calcext:value-type="float">
            <text:p>0,06220004</text:p>
          </table:table-cell>
          <table:table-cell office:value-type="float" office:value="0.1551001" calcext:value-type="float">
            <text:p>0,15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469973" calcext:value-type="float">
            <text:p>0,0446997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" calcext:value-type="float">
            <text:p>0,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3453998712" calcext:value-type="float">
            <text:p>0,345399871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230004" calcext:value-type="float">
            <text:p>0,06230004</text:p>
          </table:table-cell>
          <table:table-cell office:value-type="float" office:value="0.1527001" calcext:value-type="float">
            <text:p>0,15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169971" calcext:value-type="float">
            <text:p>0,04169971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09999" calcext:value-type="float">
            <text:p>0,04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3337998401" calcext:value-type="float">
            <text:p>0,333799840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7800008" calcext:value-type="float">
            <text:p>0,07800008</text:p>
          </table:table-cell>
          <table:table-cell office:value-type="float" office:value="0.1378001" calcext:value-type="float">
            <text:p>0,13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19981" calcext:value-type="float">
            <text:p>0,0411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9998" calcext:value-type="float">
            <text:p>0,02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3053999711" calcext:value-type="float">
            <text:p>0,305399971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010005" calcext:value-type="float">
            <text:p>0,06010005</text:p>
          </table:table-cell>
          <table:table-cell office:value-type="float" office:value="0.1404001" calcext:value-type="float">
            <text:p>0,14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119982" calcext:value-type="float">
            <text:p>0,0411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69999" calcext:value-type="float">
            <text:p>0,03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302799961" calcext:value-type="float">
            <text:p>0,30279996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940006" calcext:value-type="float">
            <text:p>0,06940006</text:p>
          </table:table-cell>
          <table:table-cell office:value-type="float" office:value="0.1496001" calcext:value-type="float">
            <text:p>0,14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529978" calcext:value-type="float">
            <text:p>0,0452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" calcext:value-type="float">
            <text:p>0,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349399941" calcext:value-type="float">
            <text:p>0,34939994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6180006" calcext:value-type="float">
            <text:p>0,06180006</text:p>
          </table:table-cell>
          <table:table-cell office:value-type="float" office:value="0.1449001" calcext:value-type="float">
            <text:p>0,14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479997" calcext:value-type="float">
            <text:p>0,047999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" calcext:value-type="float">
            <text:p>0,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44029986" calcext:value-type="float">
            <text:p>0,4402998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7500006" calcext:value-type="float">
            <text:p>0,07500006</text:p>
          </table:table-cell>
          <table:table-cell office:value-type="float" office:value="0.1548001" calcext:value-type="float">
            <text:p>0,15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62997" calcext:value-type="float">
            <text:p>0,046299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0002" calcext:value-type="float">
            <text:p>0,04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352699881" calcext:value-type="float">
            <text:p>0,35269988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320005" calcext:value-type="float">
            <text:p>0,07320005</text:p>
          </table:table-cell>
          <table:table-cell office:value-type="float" office:value="0.1742" calcext:value-type="float">
            <text:p>0,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5319978" calcext:value-type="float">
            <text:p>0,0531997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0002" calcext:value-type="float">
            <text:p>0,02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3550998501" calcext:value-type="float">
            <text:p>0,35509985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0900101" calcext:value-type="float">
            <text:p>0,500900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8000041" calcext:value-type="float">
            <text:p>0,5580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57005" calcext:value-type="float">
            <text:p>0,55570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7700271" calcext:value-type="float">
            <text:p>0,4677002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2500301" calcext:value-type="float">
            <text:p>0,5825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5500231" calcext:value-type="float">
            <text:p>0,4755002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24560065" calcext:value-type="float">
            <text:p>1,2456006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2099881" calcext:value-type="float">
            <text:p>0,6120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51660013" calcext:value-type="float">
            <text:p>1,5166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2799981" calcext:value-type="float">
            <text:p>0,5527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4820037" calcext:value-type="float">
            <text:p>0,9482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3500062" calcext:value-type="float">
            <text:p>0,45350006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910016" calcext:value-type="float">
            <text:p>0,5291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1200121" calcext:value-type="float">
            <text:p>0,4012001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8199881" calcext:value-type="float">
            <text:p>0,4981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4600351" calcext:value-type="float">
            <text:p>0,5946003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990016" calcext:value-type="float">
            <text:p>0,5299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27001021" calcext:value-type="float">
            <text:p>0,4227001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2600271" calcext:value-type="float">
            <text:p>0,6226002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11000141" calcext:value-type="float">
            <text:p>0,7110001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79002601" calcext:value-type="float">
            <text:p>0,44790026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599911" calcext:value-type="float">
            <text:p>0,5075999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78998712" calcext:value-type="float">
            <text:p>0,397899871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339988" calcext:value-type="float">
            <text:p>0,4933998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5699991" calcext:value-type="float">
            <text:p>0,4056999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4700001" calcext:value-type="float">
            <text:p>0,5047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820009" calcext:value-type="float">
            <text:p>0,3982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1500172" calcext:value-type="float">
            <text:p>0,50150017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9200151" calcext:value-type="float">
            <text:p>0,4392001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1500171" calcext:value-type="float">
            <text:p>0,4815001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9600011" calcext:value-type="float">
            <text:p>0,4296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300009" calcext:value-type="float">
            <text:p>0,6430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71001101" calcext:value-type="float">
            <text:p>0,4771001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24010031" calcext:value-type="float">
            <text:p>1,2401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9399951" calcext:value-type="float">
            <text:p>0,7393999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3700321" calcext:value-type="float">
            <text:p>0,6237003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150016" calcext:value-type="float">
            <text:p>0,5815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690035" calcext:value-type="float">
            <text:p>0,6369003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4550001" calcext:value-type="float">
            <text:p>0,8455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30003" calcext:value-type="float">
            <text:p>0,563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5800269" calcext:value-type="float">
            <text:p>0,6058002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1300413" calcext:value-type="float">
            <text:p>0,6313004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7300013" calcext:value-type="float">
            <text:p>0,6730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6830037" calcext:value-type="float">
            <text:p>0,6683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8540015" calcext:value-type="float">
            <text:p>0,8854001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6499972" calcext:value-type="float">
            <text:p>0,52649997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8000201" calcext:value-type="float">
            <text:p>0,578000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530036" calcext:value-type="float">
            <text:p>0,6253003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15003201" calcext:value-type="float">
            <text:p>0,5215003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4660026" calcext:value-type="float">
            <text:p>0,7466002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5359991" calcext:value-type="float">
            <text:p>0,853599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5700111" calcext:value-type="float">
            <text:p>0,5757001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4600001" calcext:value-type="float">
            <text:p>0,5946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6820021" calcext:value-type="float">
            <text:p>0,8682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980009" calcext:value-type="float">
            <text:p>0,6598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742002" calcext:value-type="float">
            <text:p>0,7742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820033" calcext:value-type="float">
            <text:p>0,6582003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50998109" calcext:value-type="float">
            <text:p>0,62509981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690011" calcext:value-type="float">
            <text:p>0,5569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4500391" calcext:value-type="float">
            <text:p>0,5845003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38002101" calcext:value-type="float">
            <text:p>0,5438002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92001291" calcext:value-type="float">
            <text:p>0,52920012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0900182" calcext:value-type="float">
            <text:p>0,5509001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350013" calcext:value-type="float">
            <text:p>0,7335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460019" calcext:value-type="float">
            <text:p>0,7346001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67000099" calcext:value-type="float">
            <text:p>0,45670000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30007" calcext:value-type="float">
            <text:p>0,5153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75099971" calcext:value-type="float">
            <text:p>0,3750999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3000069" calcext:value-type="float">
            <text:p>0,4830000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139999" calcext:value-type="float">
            <text:p>0,4613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1300131" calcext:value-type="float">
            <text:p>0,4613001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270009" calcext:value-type="float">
            <text:p>0,4827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749996" calcext:value-type="float">
            <text:p>0,4974999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54002101" calcext:value-type="float">
            <text:p>0,5254002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1900221" calcext:value-type="float">
            <text:p>0,4319002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4379978" calcext:value-type="float">
            <text:p>0,8437997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0200391" calcext:value-type="float">
            <text:p>0,5502003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3600491" calcext:value-type="float">
            <text:p>0,6436004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0489964" calcext:value-type="float">
            <text:p>1,0048996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3800231" calcext:value-type="float">
            <text:p>0,6438002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65299892" calcext:value-type="float">
            <text:p>0,6652998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0700191" calcext:value-type="float">
            <text:p>0,6307001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0829997" calcext:value-type="float">
            <text:p>0,7082999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780018" calcext:value-type="float">
            <text:p>0,5678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46001601" calcext:value-type="float">
            <text:p>0,53460016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2470046" calcext:value-type="float">
            <text:p>1,0247004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8300169" calcext:value-type="float">
            <text:p>0,4183001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58550105" calcext:value-type="float">
            <text:p>1,585501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460012" calcext:value-type="float">
            <text:p>0,5146001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990012" calcext:value-type="float">
            <text:p>0,5399001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2300181" calcext:value-type="float">
            <text:p>0,4623001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200003" calcext:value-type="float">
            <text:p>0,4720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2900011" calcext:value-type="float">
            <text:p>0,5129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99001" calcext:value-type="float">
            <text:p>0,3999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050029" calcext:value-type="float">
            <text:p>0,5705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6400001" calcext:value-type="float">
            <text:p>0,4264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61001" calcext:value-type="float">
            <text:p>0,5061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3999961" calcext:value-type="float">
            <text:p>0,3939999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4100251" calcext:value-type="float">
            <text:p>0,5241002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25600301" calcext:value-type="float">
            <text:p>0,7256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230008" calcext:value-type="float">
            <text:p>0,4523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410024" calcext:value-type="float">
            <text:p>0,5741002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6500021" calcext:value-type="float">
            <text:p>0,43650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6500071" calcext:value-type="float">
            <text:p>0,5065000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3300189" calcext:value-type="float">
            <text:p>0,50330018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65000721" calcext:value-type="float">
            <text:p>0,43650007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2700311" calcext:value-type="float">
            <text:p>0,5227003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2399861" calcext:value-type="float">
            <text:p>0,4123998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19998" calcext:value-type="float">
            <text:p>0,5071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56999411" calcext:value-type="float">
            <text:p>0,39569994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10043" calcext:value-type="float">
            <text:p>0,5371004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5600041" calcext:value-type="float">
            <text:p>0,4156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350008" calcext:value-type="float">
            <text:p>0,5135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320051" calcext:value-type="float">
            <text:p>0,733200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709993" calcext:value-type="float">
            <text:p>0,4570999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90019" calcext:value-type="float">
            <text:p>0,5099001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4400041" calcext:value-type="float">
            <text:p>0,4644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770039" calcext:value-type="float">
            <text:p>0,5877003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4230014" calcext:value-type="float">
            <text:p>0,7423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520007" calcext:value-type="float">
            <text:p>0,6152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79" calcext:value-type="float">
            <text:p>0,477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280037" calcext:value-type="float">
            <text:p>0,6128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8800301" calcext:value-type="float">
            <text:p>0,5488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78007121" calcext:value-type="float">
            <text:p>0,64780071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8240022" calcext:value-type="float">
            <text:p>0,8824002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13690018" calcext:value-type="float">
            <text:p>1,1369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7600041" calcext:value-type="float">
            <text:p>0,6076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300209" calcext:value-type="float">
            <text:p>0,5373002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050023" calcext:value-type="float">
            <text:p>0,6205002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6230028" calcext:value-type="float">
            <text:p>0,9623002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06999901" calcext:value-type="float">
            <text:p>0,62069999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069995" calcext:value-type="float">
            <text:p>0,6506999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620017" calcext:value-type="float">
            <text:p>0,6162001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9400221" calcext:value-type="float">
            <text:p>0,5994002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0400131" calcext:value-type="float">
            <text:p>0,5804001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4679985" calcext:value-type="float">
            <text:p>1,0467998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9100262" calcext:value-type="float">
            <text:p>0,58910026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129996" calcext:value-type="float">
            <text:p>0,5612999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7400231" calcext:value-type="float">
            <text:p>0,6074002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4400409" calcext:value-type="float">
            <text:p>0,5744004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2300142" calcext:value-type="float">
            <text:p>0,52230014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746001001" calcext:value-type="float">
            <text:p>0,7746001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439992" calcext:value-type="float">
            <text:p>0,59439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9700021" calcext:value-type="float">
            <text:p>0,57970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4300159" calcext:value-type="float">
            <text:p>0,61430015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010009" calcext:value-type="float">
            <text:p>0,6201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95200042" calcext:value-type="float">
            <text:p>0,79520004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009996" calcext:value-type="float">
            <text:p>0,5000999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0400633" calcext:value-type="float">
            <text:p>0,65040063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2002" calcext:value-type="float">
            <text:p>0,5152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5999881" calcext:value-type="float">
            <text:p>0,4159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4200101" calcext:value-type="float">
            <text:p>0,504200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510009" calcext:value-type="float">
            <text:p>0,4751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5100451" calcext:value-type="float">
            <text:p>0,5351004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670009" calcext:value-type="float">
            <text:p>0,4767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4100281" calcext:value-type="float">
            <text:p>0,5741002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430029" calcext:value-type="float">
            <text:p>0,4743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157999" calcext:value-type="float">
            <text:p>0,9157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560003" calcext:value-type="float">
            <text:p>0,5956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300007" calcext:value-type="float">
            <text:p>0,4830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8800071" calcext:value-type="float">
            <text:p>0,4488000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50001" calcext:value-type="float">
            <text:p>0,505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6900011" calcext:value-type="float">
            <text:p>0,4069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1899969" calcext:value-type="float">
            <text:p>0,4918999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5400121" calcext:value-type="float">
            <text:p>0,4454001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1299981" calcext:value-type="float">
            <text:p>0,5112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3699981" calcext:value-type="float">
            <text:p>0,4436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9000091" calcext:value-type="float">
            <text:p>0,4390000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5100191" calcext:value-type="float">
            <text:p>0,4951001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9800082" calcext:value-type="float">
            <text:p>0,4398000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020007" calcext:value-type="float">
            <text:p>0,4702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299781" calcext:value-type="float">
            <text:p>0,5092997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763002921" calcext:value-type="float">
            <text:p>0,97630029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50002" calcext:value-type="float">
            <text:p>0,4650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3499871" calcext:value-type="float">
            <text:p>0,5134998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0599992" calcext:value-type="float">
            <text:p>0,500599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7000111" calcext:value-type="float">
            <text:p>0,3970001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2700181" calcext:value-type="float">
            <text:p>0,4827001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6000091" calcext:value-type="float">
            <text:p>0,4160000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200011" calcext:value-type="float">
            <text:p>0,492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7000219" calcext:value-type="float">
            <text:p>0,44700021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89001" calcext:value-type="float">
            <text:p>0,5089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5599881" calcext:value-type="float">
            <text:p>0,3955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2899982" calcext:value-type="float">
            <text:p>0,5028999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1500061" calcext:value-type="float">
            <text:p>0,3815000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999982" calcext:value-type="float">
            <text:p>0,5099999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7190018" calcext:value-type="float">
            <text:p>0,6719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5500381" calcext:value-type="float">
            <text:p>0,6355003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9500491" calcext:value-type="float">
            <text:p>0,5695004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5600082" calcext:value-type="float">
            <text:p>0,4356000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060018" calcext:value-type="float">
            <text:p>0,5806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159998" calcext:value-type="float">
            <text:p>0,4415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730016" calcext:value-type="float">
            <text:p>0,5273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460014" calcext:value-type="float">
            <text:p>0,4146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780037" calcext:value-type="float">
            <text:p>0,5478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600008" calcext:value-type="float">
            <text:p>0,4560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6100041" calcext:value-type="float">
            <text:p>0,5161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300014" calcext:value-type="float">
            <text:p>0,4130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620042" calcext:value-type="float">
            <text:p>0,5362004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3243012701" calcext:value-type="float">
            <text:p>1,32430127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989993" calcext:value-type="float">
            <text:p>0,4798999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90029" calcext:value-type="float">
            <text:p>0,5379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5600141" calcext:value-type="float">
            <text:p>0,3956001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92" calcext:value-type="float">
            <text:p>0,4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8399981" calcext:value-type="float">
            <text:p>0,4483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539993" calcext:value-type="float">
            <text:p>0,4553999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6600271" calcext:value-type="float">
            <text:p>0,5866002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440004" calcext:value-type="float">
            <text:p>0,3844000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890027" calcext:value-type="float">
            <text:p>0,5189002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91000201" calcext:value-type="float">
            <text:p>0,6391000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1500111" calcext:value-type="float">
            <text:p>0,6315001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4500011" calcext:value-type="float">
            <text:p>0,6545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1970023" calcext:value-type="float">
            <text:p>0,7197002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3100301" calcext:value-type="float">
            <text:p>0,5431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8930038" calcext:value-type="float">
            <text:p>0,7893003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7230002" calcext:value-type="float">
            <text:p>0,87230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289999" calcext:value-type="float">
            <text:p>0,728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5400194" calcext:value-type="float">
            <text:p>0,61540019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350021" calcext:value-type="float">
            <text:p>0,6035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50003" calcext:value-type="float">
            <text:p>0,575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840034" calcext:value-type="float">
            <text:p>0,5484003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272700201" calcext:value-type="float">
            <text:p>1,272700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885" calcext:value-type="float">
            <text:p>0,888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420011" calcext:value-type="float">
            <text:p>0,6342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0099932" calcext:value-type="float">
            <text:p>0,54009993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270029" calcext:value-type="float">
            <text:p>0,6027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427001001" calcext:value-type="float">
            <text:p>0,9427001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040013" calcext:value-type="float">
            <text:p>0,5904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950014" calcext:value-type="float">
            <text:p>0,5995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080039" calcext:value-type="float">
            <text:p>0,5608003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219999" calcext:value-type="float">
            <text:p>0,6221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4200028" calcext:value-type="float">
            <text:p>1,0420002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71199981" calcext:value-type="float">
            <text:p>0,6711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940013" calcext:value-type="float">
            <text:p>0,6094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980031" calcext:value-type="float">
            <text:p>0,6198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120032" calcext:value-type="float">
            <text:p>0,5212003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02003204" calcext:value-type="float">
            <text:p>0,650200320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5700523" calcext:value-type="float">
            <text:p>0,54570052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9920008" calcext:value-type="float">
            <text:p>0,6992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290007" calcext:value-type="float">
            <text:p>0,4929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63002" calcext:value-type="float">
            <text:p>0,5863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070029" calcext:value-type="float">
            <text:p>0,5507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7460021" calcext:value-type="float">
            <text:p>0,8746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19000401" calcext:value-type="float">
            <text:p>0,43190004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720024" calcext:value-type="float">
            <text:p>0,5272002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41999401" calcext:value-type="float">
            <text:p>0,50419994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209998" calcext:value-type="float">
            <text:p>0,5120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859994" calcext:value-type="float">
            <text:p>0,3985999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400005" calcext:value-type="float">
            <text:p>0,514000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0399851" calcext:value-type="float">
            <text:p>0,4003998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399981" calcext:value-type="float">
            <text:p>0,5073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7199952" calcext:value-type="float">
            <text:p>0,38719995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869998" calcext:value-type="float">
            <text:p>0,5086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6400079" calcext:value-type="float">
            <text:p>0,43640007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3100061" calcext:value-type="float">
            <text:p>0,5131000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5000171" calcext:value-type="float">
            <text:p>0,5350001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6680008" calcext:value-type="float">
            <text:p>0,7668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070015" calcext:value-type="float">
            <text:p>0,4807001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690043" calcext:value-type="float">
            <text:p>0,5269004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9600031" calcext:value-type="float">
            <text:p>0,41960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999972" calcext:value-type="float">
            <text:p>0,51599997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72000881" calcext:value-type="float">
            <text:p>0,4272000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87003301" calcext:value-type="float">
            <text:p>0,5187003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21000309" calcext:value-type="float">
            <text:p>0,41210003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0600352" calcext:value-type="float">
            <text:p>0,53060035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140003" calcext:value-type="float">
            <text:p>0,4014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800001" calcext:value-type="float">
            <text:p>0,5078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910005" calcext:value-type="float">
            <text:p>0,469100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680043" calcext:value-type="float">
            <text:p>0,5468004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72999011" calcext:value-type="float">
            <text:p>0,4072999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7140098" calcext:value-type="float">
            <text:p>1,071400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1600059" calcext:value-type="float">
            <text:p>0,45160005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000011" calcext:value-type="float">
            <text:p>0,520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4799631" calcext:value-type="float">
            <text:p>0,4947996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5600311" calcext:value-type="float">
            <text:p>0,5256003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959984" calcext:value-type="float">
            <text:p>0,3995998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61999" calcext:value-type="float">
            <text:p>0,5161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0700061" calcext:value-type="float">
            <text:p>0,3807000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54002" calcext:value-type="float">
            <text:p>0,5554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88001" calcext:value-type="float">
            <text:p>0,3988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69992" calcext:value-type="float">
            <text:p>0,50969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109999" calcext:value-type="float">
            <text:p>0,4010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470029" calcext:value-type="float">
            <text:p>0,5547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1950017" calcext:value-type="float">
            <text:p>0,8195001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659982" calcext:value-type="float">
            <text:p>0,466599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900141" calcext:value-type="float">
            <text:p>0,5159001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9600161" calcext:value-type="float">
            <text:p>0,4196001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1000069" calcext:value-type="float">
            <text:p>0,5110000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070018" calcext:value-type="float">
            <text:p>0,4107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130036" calcext:value-type="float">
            <text:p>0,5413003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7500132" calcext:value-type="float">
            <text:p>0,42750013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41001539" calcext:value-type="float">
            <text:p>0,454100153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05001" calcext:value-type="float">
            <text:p>0,4705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760013" calcext:value-type="float">
            <text:p>0,4276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50004" calcext:value-type="float">
            <text:p>0,645000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10044" calcext:value-type="float">
            <text:p>0,5371004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65700031" calcext:value-type="float">
            <text:p>0,36570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33100151" calcext:value-type="float">
            <text:p>0,8331001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96000801" calcext:value-type="float">
            <text:p>0,46960008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950017" calcext:value-type="float">
            <text:p>0,53950017</text:p>
          </table:table-cell>
          <table:table-cell table:number-columns-repeated="4"/>
        </table:table-row>
        <table:table-row table:style-name="ro1" table:number-rows-repeated="10479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25T21:05:00.556000000</dc:date>
    <meta:editing-duration>PT16S</meta:editing-duration>
    <meta:editing-cycles>1</meta:editing-cycles>
    <meta:document-statistic meta:table-count="1" meta:cell-count="10542" meta:object-count="0"/>
    <meta:generator>LibreOffice/6.4.2.2$Windows_X86_64 LibreOffice_project/4e471d8c02c9c90f512f7f9ead8875b57fcb1ec3</meta:generator>
  </office:meta>
</office:document-meta>
</file>